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 table:number-columns-repeated="4"/>
        </table:table-row>
        <table:table-row table:style-name="ro1">
          <table:table-cell office:value-type="float" office:value="39.0769230769231" calcext:value-type="float">
            <text:p>39,0769230769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([.A2]-[.$G$3])/([.$G$2]-[.$G$3]))" office:value-type="float" office:value="0.156737998843262" calcext:value-type="float">
            <text:p>0,1567379988</text:p>
          </table:table-cell>
          <table:table-cell table:formula="of:=(([.B2]-[.$G$6])/([.$G$5]-[.$G$6]))" office:value-type="float" office:value="0.745" calcext:value-type="float">
            <text:p>0,745</text:p>
          </table:table-cell>
          <table:table-cell/>
          <table:table-cell table:formula="of:=MAX([.A1:.A1000])" office:value-type="float" office:value="87.1428571428571" calcext:value-type="float">
            <text:p>87,1428571429</text:p>
          </table:table-cell>
        </table:table-row>
        <table:table-row table:style-name="ro1">
          <table:table-cell office:value-type="float" office:value="43.0714285714286" calcext:value-type="float">
            <text:p>43,0714285714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(([.A3]-[.$G$3])/([.$G$2]-[.$G$3]))" office:value-type="float" office:value="0.226817042606516" calcext:value-type="float">
            <text:p>0,2268170426</text:p>
          </table:table-cell>
          <table:table-cell table:formula="of:=(([.B3]-[.$G$6])/([.$G$5]-[.$G$6]))" office:value-type="float" office:value="0.7075" calcext:value-type="float">
            <text:p>0,7075</text:p>
          </table:table-cell>
          <table:table-cell/>
          <table:table-cell table:formula="of:=MIN([.A1:.A1000])" office:value-type="float" office:value="30.1428571428571" calcext:value-type="float">
            <text:p>30,1428571429</text:p>
          </table:table-cell>
        </table:table-row>
        <table:table-row table:style-name="ro1">
          <table:table-cell office:value-type="float" office:value="41.0714285714286" calcext:value-type="float">
            <text:p>41,0714285714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([.A4]-[.$G$3])/([.$G$2]-[.$G$3]))" office:value-type="float" office:value="0.191729323308271" calcext:value-type="float">
            <text:p>0,1917293233</text:p>
          </table:table-cell>
          <table:table-cell table:formula="of:=(([.B4]-[.$G$6])/([.$G$5]-[.$G$6]))" office:value-type="float" office:value="0.7275" calcext:value-type="float">
            <text:p>0,7275</text:p>
          </table:table-cell>
          <table:table-cell table:number-columns-repeated="2"/>
        </table:table-row>
        <table:table-row table:style-name="ro1">
          <table:table-cell office:value-type="float" office:value="41.0769230769231" calcext:value-type="float">
            <text:p>41,0769230769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(([.A5]-[.$G$3])/([.$G$2]-[.$G$3]))" office:value-type="float" office:value="0.191825718141508" calcext:value-type="float">
            <text:p>0,1918257181</text:p>
          </table:table-cell>
          <table:table-cell table:formula="of:=(([.B5]-[.$G$6])/([.$G$5]-[.$G$6]))" office:value-type="float" office:value="0.725" calcext:value-type="float">
            <text:p>0,725</text:p>
          </table:table-cell>
          <table:table-cell/>
          <table:table-cell table:formula="of:=MAX([.B1:.B1000])" office:value-type="float" office:value="656" calcext:value-type="float">
            <text:p>656</text:p>
          </table:table-cell>
        </table:table-row>
        <table:table-row table:style-name="ro1">
          <table:table-cell table:number-columns-repeated="6"/>
          <table:table-cell table:formula="of:=MIN([.B1:.B100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4.125" calcext:value-type="float">
            <text:p>34,125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([.A7]-[.$G$3])/([.$G$2]-[.$G$3]))" office:value-type="float" office:value="0.0698621553884712" calcext:value-type="float">
            <text:p>0,0698621554</text:p>
          </table:table-cell>
          <table:table-cell table:formula="of:=(([.B7]-[.$G$6])/([.$G$5]-[.$G$6]))" office:value-type="float" office:value="0.775" calcext:value-type="float">
            <text:p>0,775</text:p>
          </table:table-cell>
          <table:table-cell table:number-columns-repeated="2"/>
        </table:table-row>
        <table:table-row table:style-name="ro1">
          <table:table-cell office:value-type="float" office:value="41.0833333333333" calcext:value-type="float">
            <text:p>41,0833333333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([.A8]-[.$G$3])/([.$G$2]-[.$G$3]))" office:value-type="float" office:value="0.191938178780284" calcext:value-type="float">
            <text:p>0,1919381788</text:p>
          </table:table-cell>
          <table:table-cell table:formula="of:=(([.B8]-[.$G$6])/([.$G$5]-[.$G$6]))" office:value-type="float" office:value="0.7275" calcext:value-type="float">
            <text:p>0,7275</text:p>
          </table:table-cell>
          <table:table-cell table:number-columns-repeated="2"/>
        </table:table-row>
        <table:table-row table:style-name="ro1">
          <table:table-cell office:value-type="float" office:value="39.0833333333333" calcext:value-type="float">
            <text:p>39,0833333333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([.A9]-[.$G$3])/([.$G$2]-[.$G$3]))" office:value-type="float" office:value="0.156850459482038" calcext:value-type="float">
            <text:p>0,1568504595</text:p>
          </table:table-cell>
          <table:table-cell table:formula="of:=(([.B9]-[.$G$6])/([.$G$5]-[.$G$6]))" office:value-type="float" office:value="0.7475" calcext:value-type="float">
            <text:p>0,7475</text:p>
          </table:table-cell>
          <table:table-cell table:number-columns-repeated="2"/>
        </table:table-row>
        <table:table-row table:style-name="ro1">
          <table:table-cell office:value-type="float" office:value="36.125" calcext:value-type="float">
            <text:p>36,12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([.A10]-[.$G$3])/([.$G$2]-[.$G$3]))" office:value-type="float" office:value="0.104949874686717" calcext:value-type="float">
            <text:p>0,1049498747</text:p>
          </table:table-cell>
          <table:table-cell table:formula="of:=(([.B10]-[.$G$6])/([.$G$5]-[.$G$6]))" office:value-type="float" office:value="0.755" calcext:value-type="float">
            <text:p>0,755</text:p>
          </table:table-cell>
          <table:table-cell table:number-columns-repeated="2"/>
        </table:table-row>
        <table:table-row table:style-name="ro1">
          <table:table-cell office:value-type="float" office:value="36.1111111111111" calcext:value-type="float">
            <text:p>36,1111111111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([.A11]-[.$G$3])/([.$G$2]-[.$G$3]))" office:value-type="float" office:value="0.104706209969368" calcext:value-type="float">
            <text:p>0,10470621</text:p>
          </table:table-cell>
          <table:table-cell table:formula="of:=(([.B11]-[.$G$6])/([.$G$5]-[.$G$6]))" office:value-type="float" office:value="0.7575" calcext:value-type="float">
            <text:p>0,7575</text:p>
          </table:table-cell>
          <table:table-cell table:number-columns-repeated="2"/>
        </table:table-row>
        <table:table-row table:style-name="ro1">
          <table:table-cell office:value-type="float" office:value="39.0909090909091" calcext:value-type="float">
            <text:p>39,0909090909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([.A12]-[.$G$3])/([.$G$2]-[.$G$3]))" office:value-type="float" office:value="0.156983367509683" calcext:value-type="float">
            <text:p>0,1569833675</text:p>
          </table:table-cell>
          <table:table-cell table:formula="of:=(([.B12]-[.$G$6])/([.$G$5]-[.$G$6]))" office:value-type="float" office:value="0.745" calcext:value-type="float">
            <text:p>0,74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([.A14]-[.$G$3])/([.$G$2]-[.$G$3]))" office:value-type="float" office:value="0.192425508214982" calcext:value-type="float">
            <text:p>0,1924255082</text:p>
          </table:table-cell>
          <table:table-cell table:formula="of:=(([.B14]-[.$G$6])/([.$G$5]-[.$G$6]))" office:value-type="float" office:value="0.7375" calcext:value-type="float">
            <text:p>0,7375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(([.A15]-[.$G$3])/([.$G$2]-[.$G$3]))" office:value-type="float" office:value="0.262600946811473" calcext:value-type="float">
            <text:p>0,2626009468</text:p>
          </table:table-cell>
          <table:table-cell table:formula="of:=(([.B15]-[.$G$6])/([.$G$5]-[.$G$6]))" office:value-type="float" office:value="0.63" calcext:value-type="float">
            <text:p>0,63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([.A16]-[.$G$3])/([.$G$2]-[.$G$3]))" office:value-type="float" office:value="0.227318295739348" calcext:value-type="float">
            <text:p>0,2273182957</text:p>
          </table:table-cell>
          <table:table-cell table:formula="of:=(([.B16]-[.$G$6])/([.$G$5]-[.$G$6]))" office:value-type="float" office:value="0.72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(([.A17]-[.$G$3])/([.$G$2]-[.$G$3]))" office:value-type="float" office:value="0.227513227513228" calcext:value-type="float">
            <text:p>0,2275132275</text:p>
          </table:table-cell>
          <table:table-cell table:formula="of:=(([.B17]-[.$G$6])/([.$G$5]-[.$G$6]))"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(([.A18]-[.$G$3])/([.$G$2]-[.$G$3]))" office:value-type="float" office:value="0.262406015037594" calcext:value-type="float">
            <text:p>0,262406015</text:p>
          </table:table-cell>
          <table:table-cell table:formula="of:=(([.B18]-[.$G$6])/([.$G$5]-[.$G$6]))" office:value-type="float" office:value="0.635" calcext:value-type="float">
            <text:p>0,635</text:p>
          </table:table-cell>
          <table:table-cell table:number-columns-repeated="2"/>
        </table:table-row>
        <table:table-row table:style-name="ro1">
          <table:table-cell office:value-type="float" office:value="43.125" calcext:value-type="float">
            <text:p>43,125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(([.A19]-[.$G$3])/([.$G$2]-[.$G$3]))" office:value-type="float" office:value="0.227756892230576" calcext:value-type="float">
            <text:p>0,2277568922</text:p>
          </table:table-cell>
          <table:table-cell table:formula="of:=(([.B19]-[.$G$6])/([.$G$5]-[.$G$6]))" office:value-type="float" office:value="0.645" calcext:value-type="float">
            <text:p>0,645</text:p>
          </table:table-cell>
          <table:table-cell table:number-columns-repeated="2"/>
        </table:table-row>
        <table:table-row table:style-name="ro1">
          <table:table-cell office:value-type="float" office:value="41.125" calcext:value-type="float">
            <text:p>41,125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(([.A20]-[.$G$3])/([.$G$2]-[.$G$3]))" office:value-type="float" office:value="0.192669172932331" calcext:value-type="float">
            <text:p>0,1926691729</text:p>
          </table:table-cell>
          <table:table-cell table:formula="of:=(([.B20]-[.$G$6])/([.$G$5]-[.$G$6]))" office:value-type="float" office:value="0.7325" calcext:value-type="float">
            <text:p>0,73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.1" calcext:value-type="float">
            <text:p>52,1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(([.A22]-[.$G$3])/([.$G$2]-[.$G$3]))" office:value-type="float" office:value="0.385213032581454" calcext:value-type="float">
            <text:p>0,3852130326</text:p>
          </table:table-cell>
          <table:table-cell table:formula="of:=(([.B22]-[.$G$6])/([.$G$5]-[.$G$6]))" office:value-type="float" office:value="0.9075" calcext:value-type="float">
            <text:p>0,9075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(([.A23]-[.$G$3])/([.$G$2]-[.$G$3]))" office:value-type="float" office:value="0.29749373433584" calcext:value-type="float">
            <text:p>0,2974937343</text:p>
          </table:table-cell>
          <table:table-cell table:formula="of:=(([.B23]-[.$G$6])/([.$G$5]-[.$G$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.0909090909091" calcext:value-type="float">
            <text:p>50,0909090909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(([.A24]-[.$G$3])/([.$G$2]-[.$G$3]))" office:value-type="float" office:value="0.349965823650034" calcext:value-type="float">
            <text:p>0,3499658237</text:p>
          </table:table-cell>
          <table:table-cell table:formula="of:=(([.B24]-[.$G$6])/([.$G$5]-[.$G$6]))" office:value-type="float" office:value="0.915" calcext:value-type="float">
            <text:p>0,915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,1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(([.A25]-[.$G$3])/([.$G$2]-[.$G$3]))" office:value-type="float" office:value="0.315037593984962" calcext:value-type="float">
            <text:p>0,315037594</text:p>
          </table:table-cell>
          <table:table-cell table:formula="of:=(([.B25]-[.$G$6])/([.$G$5]-[.$G$6]))" office:value-type="float" office:value="0.975" calcext:value-type="float">
            <text:p>0,975</text:p>
          </table:table-cell>
          <table:table-cell table:number-columns-repeated="2"/>
        </table:table-row>
        <table:table-row table:style-name="ro1">
          <table:table-cell office:value-type="float" office:value="52.0909090909091" calcext:value-type="float">
            <text:p>52,0909090909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(([.A26]-[.$G$3])/([.$G$2]-[.$G$3]))" office:value-type="float" office:value="0.38505354294828" calcext:value-type="float">
            <text:p>0,3850535429</text:p>
          </table:table-cell>
          <table:table-cell table:formula="of:=(([.B26]-[.$G$6])/([.$G$5]-[.$G$6]))" office:value-type="float" office:value="0.9125" calcext:value-type="float">
            <text:p>0,91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(([.A28]-[.$G$3])/([.$G$2]-[.$G$3]))" office:value-type="float" office:value="0.29749373433584" calcext:value-type="float">
            <text:p>0,2974937343</text:p>
          </table:table-cell>
          <table:table-cell table:formula="of:=(([.B28]-[.$G$6])/([.$G$5]-[.$G$6]))" office:value-type="float" office:value="0.695" calcext:value-type="float">
            <text:p>0,695</text:p>
          </table:table-cell>
          <table:table-cell table:number-columns-repeated="2"/>
        </table:table-row>
        <table:table-row table:style-name="ro1">
          <table:table-cell office:value-type="float" office:value="51.0909090909091" calcext:value-type="float">
            <text:p>51,090909090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(([.A29]-[.$G$3])/([.$G$2]-[.$G$3]))" office:value-type="float" office:value="0.367509683299157" calcext:value-type="float">
            <text:p>0,3675096833</text:p>
          </table:table-cell>
          <table:table-cell table:formula="of:=(([.B29]-[.$G$6])/([.$G$5]-[.$G$6]))" office:value-type="float" office:value="0.655" calcext:value-type="float">
            <text:p>0,655</text:p>
          </table:table-cell>
          <table:table-cell table:number-columns-repeated="2"/>
        </table:table-row>
        <table:table-row table:style-name="ro1">
          <table:table-cell office:value-type="float" office:value="49.0909090909091" calcext:value-type="float">
            <text:p>49,0909090909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(([.A30]-[.$G$3])/([.$G$2]-[.$G$3]))" office:value-type="float" office:value="0.332421964000911" calcext:value-type="float">
            <text:p>0,332421964</text:p>
          </table:table-cell>
          <table:table-cell table:formula="of:=(([.B30]-[.$G$6])/([.$G$5]-[.$G$6]))" office:value-type="float" office:value="0.6775" calcext:value-type="float">
            <text:p>0,677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([.A31]-[.$G$3])/([.$G$2]-[.$G$3]))" office:value-type="float" office:value="0.332581453634085" calcext:value-type="float">
            <text:p>0,3325814536</text:p>
          </table:table-cell>
          <table:table-cell table:formula="of:=(([.B31]-[.$G$6])/([.$G$5]-[.$G$6]))" office:value-type="float" office:value="0.675" calcext:value-type="float">
            <text:p>0,6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([.A33]-[.$G$3])/([.$G$2]-[.$G$3]))" office:value-type="float" office:value="0.192425508214982" calcext:value-type="float">
            <text:p>0,1924255082</text:p>
          </table:table-cell>
          <table:table-cell table:formula="of:=(([.B33]-[.$G$6])/([.$G$5]-[.$G$6]))" office:value-type="float" office:value="0.7775" calcext:value-type="float">
            <text:p>0,7775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([.A34]-[.$G$3])/([.$G$2]-[.$G$3]))" office:value-type="float" office:value="0.227318295739348" calcext:value-type="float">
            <text:p>0,2273182957</text:p>
          </table:table-cell>
          <table:table-cell table:formula="of:=(([.B34]-[.$G$6])/([.$G$5]-[.$G$6]))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.1111111111111" calcext:value-type="float">
            <text:p>52,1111111111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(([.A36]-[.$G$3])/([.$G$2]-[.$G$3]))" office:value-type="float" office:value="0.385407964355333" calcext:value-type="float">
            <text:p>0,3854079644</text:p>
          </table:table-cell>
          <table:table-cell table:formula="of:=(([.B36]-[.$G$6])/([.$G$5]-[.$G$6]))" office:value-type="float" office:value="0.7425" calcext:value-type="float">
            <text:p>0,7425</text:p>
          </table:table-cell>
          <table:table-cell table:number-columns-repeated="2"/>
        </table:table-row>
        <table:table-row table:style-name="ro1">
          <table:table-cell office:value-type="float" office:value="50.1" calcext:value-type="float">
            <text:p>50,1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([.A37]-[.$G$3])/([.$G$2]-[.$G$3]))" office:value-type="float" office:value="0.350125313283208" calcext:value-type="float">
            <text:p>0,3501253133</text:p>
          </table:table-cell>
          <table:table-cell table:formula="of:=(([.B37]-[.$G$6])/([.$G$5]-[.$G$6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float" office:value="50.1111111111111" calcext:value-type="float">
            <text:p>50,1111111111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([.A38]-[.$G$3])/([.$G$2]-[.$G$3]))" office:value-type="float" office:value="0.350320245057087" calcext:value-type="float">
            <text:p>0,3503202451</text:p>
          </table:table-cell>
          <table:table-cell table:formula="of:=(([.B38]-[.$G$6])/([.$G$5]-[.$G$6]))" office:value-type="float" office:value="0.745" calcext:value-type="float">
            <text:p>0,74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1.1428571428571" calcext:value-type="float">
            <text:p>81,1428571429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([.A40]-[.$G$3])/([.$G$2]-[.$G$3]))" office:value-type="float" office:value="0.894736842105263" calcext:value-type="float">
            <text:p>0,8947368421</text:p>
          </table:table-cell>
          <table:table-cell table:formula="of:=(([.B40]-[.$G$6])/([.$G$5]-[.$G$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(([.A41]-[.$G$3])/([.$G$2]-[.$G$3]))" office:value-type="float" office:value="0.29749373433584" calcext:value-type="float">
            <text:p>0,2974937343</text:p>
          </table:table-cell>
          <table:table-cell table:formula="of:=(([.B41]-[.$G$6])/([.$G$5]-[.$G$6]))" office:value-type="float" office:value="0.695" calcext:value-type="float">
            <text:p>0,695</text:p>
          </table:table-cell>
          <table:table-cell table:number-columns-repeated="2"/>
        </table:table-row>
        <table:table-row table:style-name="ro1">
          <table:table-cell office:value-type="float" office:value="51.0909090909091" calcext:value-type="float">
            <text:p>51,090909090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(([.A42]-[.$G$3])/([.$G$2]-[.$G$3]))" office:value-type="float" office:value="0.367509683299157" calcext:value-type="float">
            <text:p>0,3675096833</text:p>
          </table:table-cell>
          <table:table-cell table:formula="of:=(([.B42]-[.$G$6])/([.$G$5]-[.$G$6]))" office:value-type="float" office:value="0.655" calcext:value-type="float">
            <text:p>0,655</text:p>
          </table:table-cell>
          <table:table-cell table:number-columns-repeated="2"/>
        </table:table-row>
        <table:table-row table:style-name="ro1">
          <table:table-cell office:value-type="float" office:value="49.0909090909091" calcext:value-type="float">
            <text:p>49,0909090909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(([.A43]-[.$G$3])/([.$G$2]-[.$G$3]))" office:value-type="float" office:value="0.332421964000911" calcext:value-type="float">
            <text:p>0,332421964</text:p>
          </table:table-cell>
          <table:table-cell table:formula="of:=(([.B43]-[.$G$6])/([.$G$5]-[.$G$6]))" office:value-type="float" office:value="0.6775" calcext:value-type="float">
            <text:p>0,677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(([.A44]-[.$G$3])/([.$G$2]-[.$G$3]))" office:value-type="float" office:value="0.332581453634085" calcext:value-type="float">
            <text:p>0,3325814536</text:p>
          </table:table-cell>
          <table:table-cell table:formula="of:=(([.B44]-[.$G$6])/([.$G$5]-[.$G$6]))" office:value-type="float" office:value="0.6725" calcext:value-type="float">
            <text:p>0,67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25" calcext:value-type="float">
            <text:p>43,12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([.A46]-[.$G$3])/([.$G$2]-[.$G$3]))" office:value-type="float" office:value="0.227756892230576" calcext:value-type="float">
            <text:p>0,2277568922</text:p>
          </table:table-cell>
          <table:table-cell table:formula="of:=(([.B46]-[.$G$6])/([.$G$5]-[.$G$6]))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([.A47]-[.$G$3])/([.$G$2]-[.$G$3]))" office:value-type="float" office:value="0.262600946811473" calcext:value-type="float">
            <text:p>0,2626009468</text:p>
          </table:table-cell>
          <table:table-cell table:formula="of:=(([.B47]-[.$G$6])/([.$G$5]-[.$G$6]))" office:value-type="float" office:value="0.7475" calcext:value-type="float">
            <text:p>0,74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([.A49]-[.$G$3])/([.$G$2]-[.$G$3]))" office:value-type="float" office:value="0.29749373433584" calcext:value-type="float">
            <text:p>0,2974937343</text:p>
          </table:table-cell>
          <table:table-cell table:formula="of:=(([.B49]-[.$G$6])/([.$G$5]-[.$G$6]))" office:value-type="float" office:value="0.7475" calcext:value-type="float">
            <text:p>0,7475</text:p>
          </table:table-cell>
          <table:table-cell table:number-columns-repeated="2"/>
        </table:table-row>
        <table:table-row table:style-name="ro1">
          <table:table-cell office:value-type="float" office:value="30.1428571428571" calcext:value-type="float">
            <text:p>30,1428571429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(([.A50]-[.$G$3])/([.$G$2]-[.$G$3]))" office:value-type="float" office:value="0" calcext:value-type="float">
            <text:p>0</text:p>
          </table:table-cell>
          <table:table-cell table:formula="of:=(([.B50]-[.$G$6])/([.$G$5]-[.$G$6]))" office:value-type="float" office:value="0.8275" calcext:value-type="float">
            <text:p>0,8275</text:p>
          </table:table-cell>
          <table:table-cell table:number-columns-repeated="2"/>
        </table:table-row>
        <table:table-row table:style-name="ro1">
          <table:table-cell office:value-type="float" office:value="37.1" calcext:value-type="float">
            <text:p>37,1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([.A51]-[.$G$3])/([.$G$2]-[.$G$3]))" office:value-type="float" office:value="0.122055137844612" calcext:value-type="float">
            <text:p>0,1220551378</text:p>
          </table:table-cell>
          <table:table-cell table:formula="of:=(([.B51]-[.$G$6])/([.$G$5]-[.$G$6]))" office:value-type="float" office:value="0.7775" calcext:value-type="float">
            <text:p>0,777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(([.A52]-[.$G$3])/([.$G$2]-[.$G$3]))" office:value-type="float" office:value="0.262406015037594" calcext:value-type="float">
            <text:p>0,262406015</text:p>
          </table:table-cell>
          <table:table-cell table:formula="of:=(([.B52]-[.$G$6])/([.$G$5]-[.$G$6]))" office:value-type="float" office:value="0.7675" calcext:value-type="float">
            <text:p>0,7675</text:p>
          </table:table-cell>
          <table:table-cell table:number-columns-repeated="2"/>
        </table:table-row>
        <table:table-row table:style-name="ro1">
          <table:table-cell office:value-type="float" office:value="35.1111111111111" calcext:value-type="float">
            <text:p>35,1111111111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([.A53]-[.$G$3])/([.$G$2]-[.$G$3]))" office:value-type="float" office:value="0.0871623503202451" calcext:value-type="float">
            <text:p>0,0871623503</text:p>
          </table:table-cell>
          <table:table-cell table:formula="of:=(([.B53]-[.$G$6])/([.$G$5]-[.$G$6]))" office:value-type="float" office:value="0.7975" calcext:value-type="float">
            <text:p>0,7975</text:p>
          </table:table-cell>
          <table:table-cell table:number-columns-repeated="2"/>
        </table:table-row>
        <table:table-row table:style-name="ro1">
          <table:table-cell office:value-type="float" office:value="32.125" calcext:value-type="float">
            <text:p>32,125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([.A54]-[.$G$3])/([.$G$2]-[.$G$3]))" office:value-type="float" office:value="0.0347744360902256" calcext:value-type="float">
            <text:p>0,0347744361</text:p>
          </table:table-cell>
          <table:table-cell table:formula="of:=(([.B54]-[.$G$6])/([.$G$5]-[.$G$6]))" office:value-type="float" office:value="0.8175" calcext:value-type="float">
            <text:p>0,8175</text:p>
          </table:table-cell>
          <table:table-cell table:number-columns-repeated="2"/>
        </table:table-row>
        <table:table-row table:style-name="ro1">
          <table:table-cell office:value-type="float" office:value="47.0909090909091" calcext:value-type="float">
            <text:p>47,0909090909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([.A55]-[.$G$3])/([.$G$2]-[.$G$3]))" office:value-type="float" office:value="0.297334244702666" calcext:value-type="float">
            <text:p>0,2973342447</text:p>
          </table:table-cell>
          <table:table-cell table:formula="of:=(([.B55]-[.$G$6])/([.$G$5]-[.$G$6]))" office:value-type="float" office:value="0.7575" calcext:value-type="float">
            <text:p>0,75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.125" calcext:value-type="float">
            <text:p>34,125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([.A57]-[.$G$3])/([.$G$2]-[.$G$3]))" office:value-type="float" office:value="0.0698621553884712" calcext:value-type="float">
            <text:p>0,0698621554</text:p>
          </table:table-cell>
          <table:table-cell table:formula="of:=(([.B57]-[.$G$6])/([.$G$5]-[.$G$6]))" office:value-type="float" office:value="0.785" calcext:value-type="float">
            <text:p>0,785</text:p>
          </table:table-cell>
          <table:table-cell table:number-columns-repeated="2"/>
        </table:table-row>
        <table:table-row table:style-name="ro1">
          <table:table-cell office:value-type="float" office:value="38.125" calcext:value-type="float">
            <text:p>38,125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([.A58]-[.$G$3])/([.$G$2]-[.$G$3]))" office:value-type="float" office:value="0.140037593984962" calcext:value-type="float">
            <text:p>0,140037594</text:p>
          </table:table-cell>
          <table:table-cell table:formula="of:=(([.B58]-[.$G$6])/([.$G$5]-[.$G$6]))" office:value-type="float" office:value="0.6925" calcext:value-type="float">
            <text:p>0,6925</text:p>
          </table:table-cell>
          <table:table-cell table:number-columns-repeated="2"/>
        </table:table-row>
        <table:table-row table:style-name="ro1">
          <table:table-cell office:value-type="float" office:value="36.1111111111111" calcext:value-type="float">
            <text:p>36,1111111111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(([.A59]-[.$G$3])/([.$G$2]-[.$G$3]))" office:value-type="float" office:value="0.104706209969368" calcext:value-type="float">
            <text:p>0,10470621</text:p>
          </table:table-cell>
          <table:table-cell table:formula="of:=(([.B59]-[.$G$6])/([.$G$5]-[.$G$6]))" office:value-type="float" office:value="0.7175" calcext:value-type="float">
            <text:p>0,7175</text:p>
          </table:table-cell>
          <table:table-cell table:number-columns-repeated="2"/>
        </table:table-row>
        <table:table-row table:style-name="ro1">
          <table:table-cell office:value-type="float" office:value="38.1111111111111" calcext:value-type="float">
            <text:p>38,1111111111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(([.A60]-[.$G$3])/([.$G$2]-[.$G$3]))" office:value-type="float" office:value="0.139793929267614" calcext:value-type="float">
            <text:p>0,1397939293</text:p>
          </table:table-cell>
          <table:table-cell table:formula="of:=(([.B60]-[.$G$6])/([.$G$5]-[.$G$6]))" office:value-type="float" office:value="0.6975" calcext:value-type="float">
            <text:p>0,6975</text:p>
          </table:table-cell>
          <table:table-cell table:number-columns-repeated="2"/>
        </table:table-row>
        <table:table-row table:style-name="ro1">
          <table:table-cell office:value-type="float" office:value="36.125" calcext:value-type="float">
            <text:p>36,125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(([.A61]-[.$G$3])/([.$G$2]-[.$G$3]))" office:value-type="float" office:value="0.104949874686717" calcext:value-type="float">
            <text:p>0,1049498747</text:p>
          </table:table-cell>
          <table:table-cell table:formula="of:=(([.B61]-[.$G$6])/([.$G$5]-[.$G$6]))" office:value-type="float" office:value="0.7125" calcext:value-type="float">
            <text:p>0,71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([.A63]-[.$G$3])/([.$G$2]-[.$G$3]))" office:value-type="float" office:value="0.262406015037594" calcext:value-type="float">
            <text:p>0,262406015</text:p>
          </table:table-cell>
          <table:table-cell table:formula="of:=(([.B63]-[.$G$6])/([.$G$5]-[.$G$6]))" office:value-type="float" office:value="0.7225" calcext:value-type="float">
            <text:p>0,722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([.A64]-[.$G$3])/([.$G$2]-[.$G$3]))" office:value-type="float" office:value="0.332581453634085" calcext:value-type="float">
            <text:p>0,3325814536</text:p>
          </table:table-cell>
          <table:table-cell table:formula="of:=(([.B64]-[.$G$6])/([.$G$5]-[.$G$6]))" office:value-type="float" office:value="0.675" calcext:value-type="float">
            <text:p>0,675</text:p>
          </table:table-cell>
          <table:table-cell table:number-columns-repeated="2"/>
        </table:table-row>
        <table:table-row table:style-name="ro1">
          <table:table-cell office:value-type="float" office:value="47.1111111111111" calcext:value-type="float">
            <text:p>47,1111111111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([.A65]-[.$G$3])/([.$G$2]-[.$G$3]))" office:value-type="float" office:value="0.297688666109719" calcext:value-type="float">
            <text:p>0,2976886661</text:p>
          </table:table-cell>
          <table:table-cell table:formula="of:=(([.B65]-[.$G$6])/([.$G$5]-[.$G$6]))" office:value-type="float" office:value="0.6925" calcext:value-type="float">
            <text:p>0,6925</text:p>
          </table:table-cell>
          <table:table-cell table:number-columns-repeated="2"/>
        </table:table-row>
        <table:table-row table:style-name="ro1">
          <table:table-cell office:value-type="float" office:value="49.0909090909091" calcext:value-type="float">
            <text:p>49,0909090909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([.A66]-[.$G$3])/([.$G$2]-[.$G$3]))" office:value-type="float" office:value="0.332421964000911" calcext:value-type="float">
            <text:p>0,332421964</text:p>
          </table:table-cell>
          <table:table-cell table:formula="of:=(([.B66]-[.$G$6])/([.$G$5]-[.$G$6]))" office:value-type="float" office:value="0.68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47.0909090909091" calcext:value-type="float">
            <text:p>47,0909090909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(([.A67]-[.$G$3])/([.$G$2]-[.$G$3]))" office:value-type="float" office:value="0.297334244702666" calcext:value-type="float">
            <text:p>0,2973342447</text:p>
          </table:table-cell>
          <table:table-cell table:formula="of:=(([.B67]-[.$G$6])/([.$G$5]-[.$G$6]))" office:value-type="float" office:value="0.705" calcext:value-type="float">
            <text:p>0,705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(([.A68]-[.$G$3])/([.$G$2]-[.$G$3]))" office:value-type="float" office:value="0.262600946811473" calcext:value-type="float">
            <text:p>0,2626009468</text:p>
          </table:table-cell>
          <table:table-cell table:formula="of:=(([.B68]-[.$G$6])/([.$G$5]-[.$G$6]))" office:value-type="float" office:value="0.7175" calcext:value-type="float">
            <text:p>0,7175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(([.A69]-[.$G$3])/([.$G$2]-[.$G$3]))" office:value-type="float" office:value="0.29749373433584" calcext:value-type="float">
            <text:p>0,2974937343</text:p>
          </table:table-cell>
          <table:table-cell table:formula="of:=(([.B69]-[.$G$6])/([.$G$5]-[.$G$6]))"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([.A71]-[.$G$3])/([.$G$2]-[.$G$3]))" office:value-type="float" office:value="0.262406015037594" calcext:value-type="float">
            <text:p>0,262406015</text:p>
          </table:table-cell>
          <table:table-cell table:formula="of:=(([.B71]-[.$G$6])/([.$G$5]-[.$G$6]))" office:value-type="float" office:value="0.7625" calcext:value-type="float">
            <text:p>0,7625</text:p>
          </table:table-cell>
          <table:table-cell table:number-columns-repeated="2"/>
        </table:table-row>
        <table:table-row table:style-name="ro1">
          <table:table-cell office:value-type="float" office:value="37.125" calcext:value-type="float">
            <text:p>37,125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(([.A72]-[.$G$3])/([.$G$2]-[.$G$3]))" office:value-type="float" office:value="0.12249373433584" calcext:value-type="float">
            <text:p>0,1224937343</text:p>
          </table:table-cell>
          <table:table-cell table:formula="of:=(([.B72]-[.$G$6])/([.$G$5]-[.$G$6]))" office:value-type="float" office:value="0.8325" calcext:value-type="float">
            <text:p>0,83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(([.A74]-[.$G$3])/([.$G$2]-[.$G$3]))" office:value-type="float" office:value="0.332581453634085" calcext:value-type="float">
            <text:p>0,3325814536</text:p>
          </table:table-cell>
          <table:table-cell table:formula="of:=(([.B74]-[.$G$6])/([.$G$5]-[.$G$6]))" office:value-type="float" office:value="0.9475" calcext:value-type="float">
            <text:p>0,9475</text:p>
          </table:table-cell>
          <table:table-cell table:number-columns-repeated="2"/>
        </table:table-row>
        <table:table-row table:style-name="ro1">
          <table:table-cell office:value-type="float" office:value="52.0909090909091" calcext:value-type="float">
            <text:p>52,0909090909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([.A75]-[.$G$3])/([.$G$2]-[.$G$3]))" office:value-type="float" office:value="0.38505354294828" calcext:value-type="float">
            <text:p>0,3850535429</text:p>
          </table:table-cell>
          <table:table-cell table:formula="of:=(([.B75]-[.$G$6])/([.$G$5]-[.$G$6]))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office:value-type="float" office:value="50.1" calcext:value-type="float">
            <text:p>50,1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(([.A76]-[.$G$3])/([.$G$2]-[.$G$3]))" office:value-type="float" office:value="0.350125313283208" calcext:value-type="float">
            <text:p>0,3501253133</text:p>
          </table:table-cell>
          <table:table-cell table:formula="of:=(([.B76]-[.$G$6])/([.$G$5]-[.$G$6]))" office:value-type="float" office:value="0.9225" calcext:value-type="float">
            <text:p>0,92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([.A78]-[.$G$3])/([.$G$2]-[.$G$3]))" office:value-type="float" office:value="0.332581453634085" calcext:value-type="float">
            <text:p>0,3325814536</text:p>
          </table:table-cell>
          <table:table-cell table:formula="of:=(([.B78]-[.$G$6])/([.$G$5]-[.$G$6]))" office:value-type="float" office:value="0.7275" calcext:value-type="float">
            <text:p>0,7275</text:p>
          </table:table-cell>
          <table:table-cell table:number-columns-repeated="2"/>
        </table:table-row>
        <table:table-row table:style-name="ro1">
          <table:table-cell office:value-type="float" office:value="34.125" calcext:value-type="float">
            <text:p>34,125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(([.A79]-[.$G$3])/([.$G$2]-[.$G$3]))" office:value-type="float" office:value="0.0698621553884712" calcext:value-type="float">
            <text:p>0,0698621554</text:p>
          </table:table-cell>
          <table:table-cell table:formula="of:=(([.B79]-[.$G$6])/([.$G$5]-[.$G$6]))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([.A80]-[.$G$3])/([.$G$2]-[.$G$3]))" office:value-type="float" office:value="0.192425508214982" calcext:value-type="float">
            <text:p>0,1924255082</text:p>
          </table:table-cell>
          <table:table-cell table:formula="of:=(([.B80]-[.$G$6])/([.$G$5]-[.$G$6]))" office:value-type="float" office:value="0.755" calcext:value-type="float">
            <text:p>0,755</text:p>
          </table:table-cell>
          <table:table-cell table:number-columns-repeated="2"/>
        </table:table-row>
        <table:table-row table:style-name="ro1">
          <table:table-cell office:value-type="float" office:value="38.125" calcext:value-type="float">
            <text:p>38,125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([.A81]-[.$G$3])/([.$G$2]-[.$G$3]))" office:value-type="float" office:value="0.140037593984962" calcext:value-type="float">
            <text:p>0,140037594</text:p>
          </table:table-cell>
          <table:table-cell table:formula="of:=(([.B81]-[.$G$6])/([.$G$5]-[.$G$6]))" office:value-type="float" office:value="0.7875" calcext:value-type="float">
            <text:p>0,787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([.A82]-[.$G$3])/([.$G$2]-[.$G$3]))" office:value-type="float" office:value="0.262406015037594" calcext:value-type="float">
            <text:p>0,262406015</text:p>
          </table:table-cell>
          <table:table-cell table:formula="of:=(([.B82]-[.$G$6])/([.$G$5]-[.$G$6]))" office:value-type="float" office:value="0.7375" calcext:value-type="float">
            <text:p>0,7375</text:p>
          </table:table-cell>
          <table:table-cell table:number-columns-repeated="2"/>
        </table:table-row>
        <table:table-row table:style-name="ro1">
          <table:table-cell office:value-type="float" office:value="34.1428571428571" calcext:value-type="float">
            <text:p>34,142857142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([.A83]-[.$G$3])/([.$G$2]-[.$G$3]))" office:value-type="float" office:value="0.0701754385964913" calcext:value-type="float">
            <text:p>0,0701754386</text:p>
          </table:table-cell>
          <table:table-cell table:formula="of:=(([.B83]-[.$G$6])/([.$G$5]-[.$G$6]))" office:value-type="float" office:value="0.8075" calcext:value-type="float">
            <text:p>0,8075</text:p>
          </table:table-cell>
          <table:table-cell table:number-columns-repeated="2"/>
        </table:table-row>
        <table:table-row table:style-name="ro1">
          <table:table-cell office:value-type="float" office:value="36.125" calcext:value-type="float">
            <text:p>36,125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(([.A84]-[.$G$3])/([.$G$2]-[.$G$3]))" office:value-type="float" office:value="0.104949874686717" calcext:value-type="float">
            <text:p>0,1049498747</text:p>
          </table:table-cell>
          <table:table-cell table:formula="of:=(([.B84]-[.$G$6])/([.$G$5]-[.$G$6]))" office:value-type="float" office:value="0.79" calcext:value-type="float">
            <text:p>0,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12</text:p>
          </table:table-cell>
          <table:table-cell table:number-columns-repeated="4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(([.A86]-[.$G$3])/([.$G$2]-[.$G$3]))" office:value-type="float" office:value="0.332581453634085" calcext:value-type="float">
            <text:p>0,3325814536</text:p>
          </table:table-cell>
          <table:table-cell table:formula="of:=(([.B86]-[.$G$6])/([.$G$5]-[.$G$6]))" office:value-type="float" office:value="0.7325" calcext:value-type="float">
            <text:p>0,7325</text:p>
          </table:table-cell>
          <table:table-cell table:number-columns-repeated="2"/>
        </table:table-row>
        <table:table-row table:style-name="ro1">
          <table:table-cell office:value-type="float" office:value="46.1" calcext:value-type="float">
            <text:p>46,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([.A87]-[.$G$3])/([.$G$2]-[.$G$3]))" office:value-type="float" office:value="0.279949874686717" calcext:value-type="float">
            <text:p>0,2799498747</text:p>
          </table:table-cell>
          <table:table-cell table:formula="of:=(([.B87]-[.$G$6])/([.$G$5]-[.$G$6]))" office:value-type="float" office:value="0.7825" calcext:value-type="float">
            <text:p>0,78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([.A89]-[.$G$3])/([.$G$2]-[.$G$3]))" office:value-type="float" office:value="0.227318295739348" calcext:value-type="float">
            <text:p>0,2273182957</text:p>
          </table:table-cell>
          <table:table-cell table:formula="of:=(([.B89]-[.$G$6])/([.$G$5]-[.$G$6]))" office:value-type="float" office:value="0.7275" calcext:value-type="float">
            <text:p>0,7275</text:p>
          </table:table-cell>
          <table:table-cell table:number-columns-repeated="2"/>
        </table:table-row>
        <table:table-row table:style-name="ro1">
          <table:table-cell office:value-type="float" office:value="42.1" calcext:value-type="float">
            <text:p>42,1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([.A90]-[.$G$3])/([.$G$2]-[.$G$3]))" office:value-type="float" office:value="0.209774436090226" calcext:value-type="float">
            <text:p>0,2097744361</text:p>
          </table:table-cell>
          <table:table-cell table:formula="of:=(([.B90]-[.$G$6])/([.$G$5]-[.$G$6]))" office:value-type="float" office:value="0.7975" calcext:value-type="float">
            <text:p>0,7975</text:p>
          </table:table-cell>
          <table:table-cell table:number-columns-repeated="2"/>
        </table:table-row>
        <table:table-row table:style-name="ro1">
          <table:table-cell office:value-type="float" office:value="42.1111111111111" calcext:value-type="float">
            <text:p>42,1111111111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(([.A91]-[.$G$3])/([.$G$2]-[.$G$3]))" office:value-type="float" office:value="0.209969367864105" calcext:value-type="float">
            <text:p>0,2099693679</text:p>
          </table:table-cell>
          <table:table-cell table:formula="of:=(([.B91]-[.$G$6])/([.$G$5]-[.$G$6]))" office:value-type="float" office:value="0.79" calcext:value-type="float">
            <text:p>0,7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([.A93]-[.$G$3])/([.$G$2]-[.$G$3]))" office:value-type="float" office:value="0.227513227513228" calcext:value-type="float">
            <text:p>0,2275132275</text:p>
          </table:table-cell>
          <table:table-cell table:formula="of:=(([.B93]-[.$G$6])/([.$G$5]-[.$G$6]))"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(([.A94]-[.$G$3])/([.$G$2]-[.$G$3]))" office:value-type="float" office:value="0.29749373433584" calcext:value-type="float">
            <text:p>0,2974937343</text:p>
          </table:table-cell>
          <table:table-cell table:formula="of:=(([.B94]-[.$G$6])/([.$G$5]-[.$G$6]))"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([.A95]-[.$G$3])/([.$G$2]-[.$G$3]))" office:value-type="float" office:value="0.262406015037594" calcext:value-type="float">
            <text:p>0,262406015</text:p>
          </table:table-cell>
          <table:table-cell table:formula="of:=(([.B95]-[.$G$6])/([.$G$5]-[.$G$6]))" office:value-type="float" office:value="0.6925" calcext:value-type="float">
            <text:p>0,6925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(([.A96]-[.$G$3])/([.$G$2]-[.$G$3]))" office:value-type="float" office:value="0.262600946811473" calcext:value-type="float">
            <text:p>0,2626009468</text:p>
          </table:table-cell>
          <table:table-cell table:formula="of:=(([.B96]-[.$G$6])/([.$G$5]-[.$G$6]))" office:value-type="float" office:value="0.685" calcext:value-type="float">
            <text:p>0,68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0833333333333" calcext:value-type="float">
            <text:p>45,0833333333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([.A98]-[.$G$3])/([.$G$2]-[.$G$3]))" office:value-type="float" office:value="0.262113617376775" calcext:value-type="float">
            <text:p>0,2621136174</text:p>
          </table:table-cell>
          <table:table-cell table:formula="of:=(([.B98]-[.$G$6])/([.$G$5]-[.$G$6]))" office:value-type="float" office:value="0.8225" calcext:value-type="float">
            <text:p>0,8225</text:p>
          </table:table-cell>
          <table:table-cell table:number-columns-repeated="2"/>
        </table:table-row>
        <table:table-row table:style-name="ro1">
          <table:table-cell office:value-type="float" office:value="36.1428571428571" calcext:value-type="float">
            <text:p>36,1428571429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(([.A99]-[.$G$3])/([.$G$2]-[.$G$3]))" office:value-type="float" office:value="0.105263157894737" calcext:value-type="float">
            <text:p>0,1052631579</text:p>
          </table:table-cell>
          <table:table-cell table:formula="of:=(([.B99]-[.$G$6])/([.$G$5]-[.$G$6]))" office:value-type="float" office:value="0.9425" calcext:value-type="float">
            <text:p>0,9425</text:p>
          </table:table-cell>
          <table:table-cell table:number-columns-repeated="2"/>
        </table:table-row>
        <table:table-row table:style-name="ro1">
          <table:table-cell office:value-type="float" office:value="42.125" calcext:value-type="float">
            <text:p>42,125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(([.A100]-[.$G$3])/([.$G$2]-[.$G$3]))" office:value-type="float" office:value="0.210213032581454" calcext:value-type="float">
            <text:p>0,2102130326</text:p>
          </table:table-cell>
          <table:table-cell table:formula="of:=(([.B100]-[.$G$6])/([.$G$5]-[.$G$6]))" office:value-type="float" office:value="0.835" calcext:value-type="float">
            <text:p>0,8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7.1428571428571" calcext:value-type="float">
            <text:p>87,1428571429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(([.A102]-[.$G$3])/([.$G$2]-[.$G$3]))" office:value-type="float" office:value="1" calcext:value-type="float">
            <text:p>1</text:p>
          </table:table-cell>
          <table:table-cell table:formula="of:=(([.B102]-[.$G$6])/([.$G$5]-[.$G$6]))" office:value-type="float" office:value="0.2925" calcext:value-type="float">
            <text:p>0,2925</text:p>
          </table:table-cell>
          <table:table-cell table:number-columns-repeated="2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([.A103]-[.$G$3])/([.$G$2]-[.$G$3]))" office:value-type="float" office:value="0.192425508214982" calcext:value-type="float">
            <text:p>0,1924255082</text:p>
          </table:table-cell>
          <table:table-cell table:formula="of:=(([.B103]-[.$G$6])/([.$G$5]-[.$G$6]))" office:value-type="float" office:value="0.7575" calcext:value-type="float">
            <text:p>0,75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([.A105]-[.$G$3])/([.$G$2]-[.$G$3]))" office:value-type="float" office:value="0.262406015037594" calcext:value-type="float">
            <text:p>0,262406015</text:p>
          </table:table-cell>
          <table:table-cell table:formula="of:=(([.B105]-[.$G$6])/([.$G$5]-[.$G$6]))" office:value-type="float" office:value="0.7925" calcext:value-type="float">
            <text:p>0,7925</text:p>
          </table:table-cell>
          <table:table-cell table:number-columns-repeated="2"/>
        </table:table-row>
        <table:table-row table:style-name="ro1">
          <table:table-cell office:value-type="float" office:value="40.1111111111111" calcext:value-type="float">
            <text:p>40,1111111111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(([.A106]-[.$G$3])/([.$G$2]-[.$G$3]))" office:value-type="float" office:value="0.174881648565859" calcext:value-type="float">
            <text:p>0,1748816486</text:p>
          </table:table-cell>
          <table:table-cell table:formula="of:=(([.B106]-[.$G$6])/([.$G$5]-[.$G$6]))" office:value-type="float" office:value="0.8725" calcext:value-type="float">
            <text:p>0,8725</text:p>
          </table:table-cell>
          <table:table-cell table:number-columns-repeated="2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([.A107]-[.$G$3])/([.$G$2]-[.$G$3]))" office:value-type="float" office:value="0.227513227513228" calcext:value-type="float">
            <text:p>0,2275132275</text:p>
          </table:table-cell>
          <table:table-cell table:formula="of:=(([.B107]-[.$G$6])/([.$G$5]-[.$G$6]))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float" office:value="42.1" calcext:value-type="float">
            <text:p>42,1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(([.A108]-[.$G$3])/([.$G$2]-[.$G$3]))" office:value-type="float" office:value="0.209774436090226" calcext:value-type="float">
            <text:p>0,2097744361</text:p>
          </table:table-cell>
          <table:table-cell table:formula="of:=(([.B108]-[.$G$6])/([.$G$5]-[.$G$6]))" office:value-type="float" office:value="0.855" calcext:value-type="float">
            <text:p>0,855</text:p>
          </table:table-cell>
          <table:table-cell table:number-columns-repeated="2"/>
        </table:table-row>
        <table:table-row table:style-name="ro1">
          <table:table-cell office:value-type="float" office:value="40.125" calcext:value-type="float">
            <text:p>40,125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(([.A109]-[.$G$3])/([.$G$2]-[.$G$3]))" office:value-type="float" office:value="0.175125313283208" calcext:value-type="float">
            <text:p>0,1751253133</text:p>
          </table:table-cell>
          <table:table-cell table:formula="of:=(([.B109]-[.$G$6])/([.$G$5]-[.$G$6]))"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float" office:value="42.1111111111111" calcext:value-type="float">
            <text:p>42,1111111111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(([.A110]-[.$G$3])/([.$G$2]-[.$G$3]))" office:value-type="float" office:value="0.209969367864105" calcext:value-type="float">
            <text:p>0,2099693679</text:p>
          </table:table-cell>
          <table:table-cell table:formula="of:=(([.B110]-[.$G$6])/([.$G$5]-[.$G$6]))" office:value-type="float" office:value="0.84" calcext:value-type="float">
            <text:p>0,8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([.A112]-[.$G$3])/([.$G$2]-[.$G$3]))" office:value-type="float" office:value="0.262406015037594" calcext:value-type="float">
            <text:p>0,262406015</text:p>
          </table:table-cell>
          <table:table-cell table:formula="of:=(([.B112]-[.$G$6])/([.$G$5]-[.$G$6]))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(([.A113]-[.$G$3])/([.$G$2]-[.$G$3]))" office:value-type="float" office:value="0.227318295739348" calcext:value-type="float">
            <text:p>0,2273182957</text:p>
          </table:table-cell>
          <table:table-cell table:formula="of:=(([.B113]-[.$G$6])/([.$G$5]-[.$G$6]))" office:value-type="float" office:value="0.8475" calcext:value-type="float">
            <text:p>0,8475</text:p>
          </table:table-cell>
          <table:table-cell table:number-columns-repeated="2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([.A114]-[.$G$3])/([.$G$2]-[.$G$3]))" office:value-type="float" office:value="0.227513227513228" calcext:value-type="float">
            <text:p>0,2275132275</text:p>
          </table:table-cell>
          <table:table-cell table:formula="of:=(([.B114]-[.$G$6])/([.$G$5]-[.$G$6]))" office:value-type="float" office:value="0.7875" calcext:value-type="float">
            <text:p>0,78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([.A116]-[.$G$3])/([.$G$2]-[.$G$3]))" office:value-type="float" office:value="0.227513227513228" calcext:value-type="float">
            <text:p>0,2275132275</text:p>
          </table:table-cell>
          <table:table-cell table:formula="of:=(([.B116]-[.$G$6])/([.$G$5]-[.$G$6]))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37.125" calcext:value-type="float">
            <text:p>37,125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(([.A117]-[.$G$3])/([.$G$2]-[.$G$3]))" office:value-type="float" office:value="0.12249373433584" calcext:value-type="float">
            <text:p>0,1224937343</text:p>
          </table:table-cell>
          <table:table-cell table:formula="of:=(([.B117]-[.$G$6])/([.$G$5]-[.$G$6]))" office:value-type="float" office:value="0.8275" calcext:value-type="float">
            <text:p>0,8275</text:p>
          </table:table-cell>
          <table:table-cell table:number-columns-repeated="2"/>
        </table:table-row>
        <table:table-row table:style-name="ro1">
          <table:table-cell office:value-type="float" office:value="41.125" calcext:value-type="float">
            <text:p>41,125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([.A118]-[.$G$3])/([.$G$2]-[.$G$3]))" office:value-type="float" office:value="0.192669172932331" calcext:value-type="float">
            <text:p>0,1926691729</text:p>
          </table:table-cell>
          <table:table-cell table:formula="of:=(([.B118]-[.$G$6])/([.$G$5]-[.$G$6]))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float" office:value="39.125" calcext:value-type="float">
            <text:p>39,125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([.A119]-[.$G$3])/([.$G$2]-[.$G$3]))" office:value-type="float" office:value="0.157581453634085" calcext:value-type="float">
            <text:p>0,1575814536</text:p>
          </table:table-cell>
          <table:table-cell table:formula="of:=(([.B119]-[.$G$6])/([.$G$5]-[.$G$6]))" office:value-type="float" office:value="0.825" calcext:value-type="float">
            <text:p>0,8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.1428571428571" calcext:value-type="float">
            <text:p>32,1428571429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([.A121]-[.$G$3])/([.$G$2]-[.$G$3]))" office:value-type="float" office:value="0.0350877192982457" calcext:value-type="float">
            <text:p>0,0350877193</text:p>
          </table:table-cell>
          <table:table-cell table:formula="of:=(([.B121]-[.$G$6])/([.$G$5]-[.$G$6]))" office:value-type="float" office:value="0.7575" calcext:value-type="float">
            <text:p>0,7575</text:p>
          </table:table-cell>
          <table:table-cell table:number-columns-repeated="2"/>
        </table:table-row>
        <table:table-row table:style-name="ro1">
          <table:table-cell office:value-type="float" office:value="34.125" calcext:value-type="float">
            <text:p>34,125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([.A122]-[.$G$3])/([.$G$2]-[.$G$3]))" office:value-type="float" office:value="0.0698621553884712" calcext:value-type="float">
            <text:p>0,0698621554</text:p>
          </table:table-cell>
          <table:table-cell table:formula="of:=(([.B122]-[.$G$6])/([.$G$5]-[.$G$6]))" office:value-type="float" office:value="0.7225" calcext:value-type="float">
            <text:p>0,72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.125" calcext:value-type="float">
            <text:p>34,125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([.A124]-[.$G$3])/([.$G$2]-[.$G$3]))" office:value-type="float" office:value="0.0698621553884712" calcext:value-type="float">
            <text:p>0,0698621554</text:p>
          </table:table-cell>
          <table:table-cell table:formula="of:=(([.B124]-[.$G$6])/([.$G$5]-[.$G$6]))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38.125" calcext:value-type="float">
            <text:p>38,12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([.A125]-[.$G$3])/([.$G$2]-[.$G$3]))" office:value-type="float" office:value="0.140037593984962" calcext:value-type="float">
            <text:p>0,140037594</text:p>
          </table:table-cell>
          <table:table-cell table:formula="of:=(([.B125]-[.$G$6])/([.$G$5]-[.$G$6]))" office:value-type="float" office:value="0.755" calcext:value-type="float">
            <text:p>0,755</text:p>
          </table:table-cell>
          <table:table-cell table:number-columns-repeated="2"/>
        </table:table-row>
        <table:table-row table:style-name="ro1">
          <table:table-cell office:value-type="float" office:value="36.125" calcext:value-type="float">
            <text:p>36,125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([.A126]-[.$G$3])/([.$G$2]-[.$G$3]))" office:value-type="float" office:value="0.104949874686717" calcext:value-type="float">
            <text:p>0,1049498747</text:p>
          </table:table-cell>
          <table:table-cell table:formula="of:=(([.B126]-[.$G$6])/([.$G$5]-[.$G$6]))" office:value-type="float" office:value="0.7575" calcext:value-type="float">
            <text:p>0,7575</text:p>
          </table:table-cell>
          <table:table-cell table:number-columns-repeated="2"/>
        </table:table-row>
        <table:table-row table:style-name="ro1">
          <table:table-cell office:value-type="float" office:value="36.1111111111111" calcext:value-type="float">
            <text:p>36,1111111111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([.A127]-[.$G$3])/([.$G$2]-[.$G$3]))" office:value-type="float" office:value="0.104706209969368" calcext:value-type="float">
            <text:p>0,10470621</text:p>
          </table:table-cell>
          <table:table-cell table:formula="of:=(([.B127]-[.$G$6])/([.$G$5]-[.$G$6]))" office:value-type="float" office:value="0.7625" calcext:value-type="float">
            <text:p>0,7625</text:p>
          </table:table-cell>
          <table:table-cell table:number-columns-repeated="2"/>
        </table:table-row>
        <table:table-row table:style-name="ro1">
          <table:table-cell office:value-type="float" office:value="34.1428571428571" calcext:value-type="float">
            <text:p>34,1428571429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([.A128]-[.$G$3])/([.$G$2]-[.$G$3]))" office:value-type="float" office:value="0.0701754385964913" calcext:value-type="float">
            <text:p>0,0701754386</text:p>
          </table:table-cell>
          <table:table-cell table:formula="of:=(([.B128]-[.$G$6])/([.$G$5]-[.$G$6]))" office:value-type="float" office:value="0.775" calcext:value-type="float">
            <text:p>0,7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(([.A130]-[.$G$3])/([.$G$2]-[.$G$3]))" office:value-type="float" office:value="0.262406015037594" calcext:value-type="float">
            <text:p>0,262406015</text:p>
          </table:table-cell>
          <table:table-cell table:formula="of:=(([.B130]-[.$G$6])/([.$G$5]-[.$G$6]))" office:value-type="float" office:value="0.7325" calcext:value-type="float">
            <text:p>0,7325</text:p>
          </table:table-cell>
          <table:table-cell table:number-columns-repeated="2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(([.A131]-[.$G$3])/([.$G$2]-[.$G$3]))" office:value-type="float" office:value="0.227513227513228" calcext:value-type="float">
            <text:p>0,2275132275</text:p>
          </table:table-cell>
          <table:table-cell table:formula="of:=(([.B131]-[.$G$6])/([.$G$5]-[.$G$6]))" office:value-type="float" office:value="0.7425" calcext:value-type="float">
            <text:p>0,74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0714285714286" calcext:value-type="float">
            <text:p>43,071428571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(([.A133]-[.$G$3])/([.$G$2]-[.$G$3]))" office:value-type="float" office:value="0.226817042606516" calcext:value-type="float">
            <text:p>0,2268170426</text:p>
          </table:table-cell>
          <table:table-cell table:formula="of:=(([.B133]-[.$G$6])/([.$G$5]-[.$G$6]))"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45.0714285714286" calcext:value-type="float">
            <text:p>45,0714285714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([.A134]-[.$G$3])/([.$G$2]-[.$G$3]))" office:value-type="float" office:value="0.261904761904762" calcext:value-type="float">
            <text:p>0,2619047619</text:p>
          </table:table-cell>
          <table:table-cell table:formula="of:=(([.B134]-[.$G$6])/([.$G$5]-[.$G$6]))" office:value-type="float" office:value="0.68" calcext:value-type="float">
            <text:p>0,6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.125" calcext:value-type="float">
            <text:p>36,125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(([.A136]-[.$G$3])/([.$G$2]-[.$G$3]))" office:value-type="float" office:value="0.104949874686717" calcext:value-type="float">
            <text:p>0,1049498747</text:p>
          </table:table-cell>
          <table:table-cell table:formula="of:=(([.B136]-[.$G$6])/([.$G$5]-[.$G$6]))" office:value-type="float" office:value="0.8425" calcext:value-type="float">
            <text:p>0,8425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(([.A137]-[.$G$3])/([.$G$2]-[.$G$3]))" office:value-type="float" office:value="0.227318295739348" calcext:value-type="float">
            <text:p>0,2273182957</text:p>
          </table:table-cell>
          <table:table-cell table:formula="of:=(([.B137]-[.$G$6])/([.$G$5]-[.$G$6]))" office:value-type="float" office:value="0.74" calcext:value-type="float">
            <text:p>0,74</text:p>
          </table:table-cell>
          <table:table-cell table:number-columns-repeated="2"/>
        </table:table-row>
        <table:table-row table:style-name="ro1">
          <table:table-cell office:value-type="float" office:value="36.1428571428571" calcext:value-type="float">
            <text:p>36,142857142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(([.A138]-[.$G$3])/([.$G$2]-[.$G$3]))" office:value-type="float" office:value="0.105263157894737" calcext:value-type="float">
            <text:p>0,1052631579</text:p>
          </table:table-cell>
          <table:table-cell table:formula="of:=(([.B138]-[.$G$6])/([.$G$5]-[.$G$6]))" office:value-type="float" office:value="0.8375" calcext:value-type="float">
            <text:p>0,8375</text:p>
          </table:table-cell>
          <table:table-cell table:number-columns-repeated="2"/>
        </table:table-row>
        <table:table-row table:style-name="ro1">
          <table:table-cell office:value-type="float" office:value="38.1111111111111" calcext:value-type="float">
            <text:p>38,111111111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([.A139]-[.$G$3])/([.$G$2]-[.$G$3]))" office:value-type="float" office:value="0.139793929267614" calcext:value-type="float">
            <text:p>0,1397939293</text:p>
          </table:table-cell>
          <table:table-cell table:formula="of:=(([.B139]-[.$G$6])/([.$G$5]-[.$G$6]))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43.0909090909091" calcext:value-type="float">
            <text:p>43,0909090909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([.A140]-[.$G$3])/([.$G$2]-[.$G$3]))" office:value-type="float" office:value="0.227158806106175" calcext:value-type="float">
            <text:p>0,2271588061</text:p>
          </table:table-cell>
          <table:table-cell table:formula="of:=(([.B140]-[.$G$6])/([.$G$5]-[.$G$6]))" office:value-type="float" office:value="0.745" calcext:value-type="float">
            <text:p>0,745</text:p>
          </table:table-cell>
          <table:table-cell table:number-columns-repeated="2"/>
        </table:table-row>
        <table:table-row table:style-name="ro1">
          <table:table-cell office:value-type="float" office:value="40.1428571428571" calcext:value-type="float">
            <text:p>40,1428571429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([.A141]-[.$G$3])/([.$G$2]-[.$G$3]))" office:value-type="float" office:value="0.175438596491228" calcext:value-type="float">
            <text:p>0,1754385965</text:p>
          </table:table-cell>
          <table:table-cell table:formula="of:=(([.B141]-[.$G$6])/([.$G$5]-[.$G$6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float" office:value="40.1111111111111" calcext:value-type="float">
            <text:p>40,111111111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([.A142]-[.$G$3])/([.$G$2]-[.$G$3]))" office:value-type="float" office:value="0.174881648565859" calcext:value-type="float">
            <text:p>0,1748816486</text:p>
          </table:table-cell>
          <table:table-cell table:formula="of:=(([.B142]-[.$G$6])/([.$G$5]-[.$G$6]))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float" office:value="38.1428571428571" calcext:value-type="float">
            <text:p>38,1428571429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([.A143]-[.$G$3])/([.$G$2]-[.$G$3]))" office:value-type="float" office:value="0.140350877192983" calcext:value-type="float">
            <text:p>0,1403508772</text:p>
          </table:table-cell>
          <table:table-cell table:formula="of:=(([.B143]-[.$G$6])/([.$G$5]-[.$G$6]))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office:value-type="float" office:value="38.125" calcext:value-type="float">
            <text:p>38,125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([.A144]-[.$G$3])/([.$G$2]-[.$G$3]))" office:value-type="float" office:value="0.140037593984962" calcext:value-type="float">
            <text:p>0,140037594</text:p>
          </table:table-cell>
          <table:table-cell table:formula="of:=(([.B144]-[.$G$6])/([.$G$5]-[.$G$6]))" office:value-type="float" office:value="0.775" calcext:value-type="float">
            <text:p>0,775</text:p>
          </table:table-cell>
          <table:table-cell table:number-columns-repeated="2"/>
        </table:table-row>
        <table:table-row table:style-name="ro1">
          <table:table-cell office:value-type="float" office:value="40.125" calcext:value-type="float">
            <text:p>40,12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([.A145]-[.$G$3])/([.$G$2]-[.$G$3]))" office:value-type="float" office:value="0.175125313283208" calcext:value-type="float">
            <text:p>0,1751253133</text:p>
          </table:table-cell>
          <table:table-cell table:formula="of:=(([.B145]-[.$G$6])/([.$G$5]-[.$G$6]))" office:value-type="float" office:value="0.755" calcext:value-type="float">
            <text:p>0,75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(([.A147]-[.$G$3])/([.$G$2]-[.$G$3]))" office:value-type="float" office:value="0.332581453634085" calcext:value-type="float">
            <text:p>0,3325814536</text:p>
          </table:table-cell>
          <table:table-cell table:formula="of:=(([.B147]-[.$G$6])/([.$G$5]-[.$G$6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52.0909090909091" calcext:value-type="float">
            <text:p>52,0909090909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(([.A148]-[.$G$3])/([.$G$2]-[.$G$3]))" office:value-type="float" office:value="0.38505354294828" calcext:value-type="float">
            <text:p>0,3850535429</text:p>
          </table:table-cell>
          <table:table-cell table:formula="of:=(([.B148]-[.$G$6])/([.$G$5]-[.$G$6]))" office:value-type="float" office:value="0.8875" calcext:value-type="float">
            <text:p>0,8875</text:p>
          </table:table-cell>
          <table:table-cell table:number-columns-repeated="2"/>
        </table:table-row>
        <table:table-row table:style-name="ro1">
          <table:table-cell office:value-type="float" office:value="50.1" calcext:value-type="float">
            <text:p>50,1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(([.A149]-[.$G$3])/([.$G$2]-[.$G$3]))" office:value-type="float" office:value="0.350125313283208" calcext:value-type="float">
            <text:p>0,3501253133</text:p>
          </table:table-cell>
          <table:table-cell table:formula="of:=(([.B149]-[.$G$6])/([.$G$5]-[.$G$6]))" office:value-type="float" office:value="0.94" calcext:value-type="float">
            <text:p>0,94</text:p>
          </table:table-cell>
          <table:table-cell table:number-columns-repeated="2"/>
        </table:table-row>
        <table:table-row table:style-name="ro1">
          <table:table-cell office:value-type="float" office:value="49.1111111111111" calcext:value-type="float">
            <text:p>49,1111111111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(([.A150]-[.$G$3])/([.$G$2]-[.$G$3]))" office:value-type="float" office:value="0.332776385407964" calcext:value-type="float">
            <text:p>0,3327763854</text:p>
          </table:table-cell>
          <table:table-cell table:formula="of:=(([.B150]-[.$G$6])/([.$G$5]-[.$G$6]))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.125" calcext:value-type="float">
            <text:p>34,125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([.A152]-[.$G$3])/([.$G$2]-[.$G$3]))" office:value-type="float" office:value="0.0698621553884712" calcext:value-type="float">
            <text:p>0,0698621554</text:p>
          </table:table-cell>
          <table:table-cell table:formula="of:=(([.B152]-[.$G$6])/([.$G$5]-[.$G$6]))" office:value-type="float" office:value="0.7975" calcext:value-type="float">
            <text:p>0,7975</text:p>
          </table:table-cell>
          <table:table-cell table:number-columns-repeated="2"/>
        </table:table-row>
        <table:table-row table:style-name="ro1">
          <table:table-cell office:value-type="float" office:value="39.0909090909091" calcext:value-type="float">
            <text:p>39,0909090909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([.A153]-[.$G$3])/([.$G$2]-[.$G$3]))" office:value-type="float" office:value="0.156983367509683" calcext:value-type="float">
            <text:p>0,1569833675</text:p>
          </table:table-cell>
          <table:table-cell table:formula="of:=(([.B153]-[.$G$6])/([.$G$5]-[.$G$6]))" office:value-type="float" office:value="0.7225" calcext:value-type="float">
            <text:p>0,7225</text:p>
          </table:table-cell>
          <table:table-cell table:number-columns-repeated="2"/>
        </table:table-row>
        <table:table-row table:style-name="ro1">
          <table:table-cell office:value-type="float" office:value="36.125" calcext:value-type="float">
            <text:p>36,125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(([.A154]-[.$G$3])/([.$G$2]-[.$G$3]))" office:value-type="float" office:value="0.104949874686717" calcext:value-type="float">
            <text:p>0,1049498747</text:p>
          </table:table-cell>
          <table:table-cell table:formula="of:=(([.B154]-[.$G$6])/([.$G$5]-[.$G$6]))" office:value-type="float" office:value="0.7325" calcext:value-type="float">
            <text:p>0,73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table:number-columns-repeated="4"/>
        </table:table-row>
        <table:table-row table:style-name="ro1">
          <table:table-cell office:value-type="float" office:value="41.0909090909091" calcext:value-type="float">
            <text:p>41,0909090909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(([.A156]-[.$G$3])/([.$G$2]-[.$G$3]))" office:value-type="float" office:value="0.192071086807929" calcext:value-type="float">
            <text:p>0,1920710868</text:p>
          </table:table-cell>
          <table:table-cell table:formula="of:=(([.B156]-[.$G$6])/([.$G$5]-[.$G$6]))" office:value-type="float" office:value="0.715" calcext:value-type="float">
            <text:p>0,715</text:p>
          </table:table-cell>
          <table:table-cell table:number-columns-repeated="2"/>
        </table:table-row>
        <table:table-row table:style-name="ro1">
          <table:table-cell office:value-type="float" office:value="36.125" calcext:value-type="float">
            <text:p>36,125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([.A157]-[.$G$3])/([.$G$2]-[.$G$3]))" office:value-type="float" office:value="0.104949874686717" calcext:value-type="float">
            <text:p>0,1049498747</text:p>
          </table:table-cell>
          <table:table-cell table:formula="of:=(([.B157]-[.$G$6])/([.$G$5]-[.$G$6]))" office:value-type="float" office:value="0.7475" calcext:value-type="float">
            <text:p>0,7475</text:p>
          </table:table-cell>
          <table:table-cell table:number-columns-repeated="2"/>
        </table:table-row>
        <table:table-row table:style-name="ro1">
          <table:table-cell office:value-type="float" office:value="41.0833333333333" calcext:value-type="float">
            <text:p>41,0833333333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([.A158]-[.$G$3])/([.$G$2]-[.$G$3]))" office:value-type="float" office:value="0.191938178780284" calcext:value-type="float">
            <text:p>0,1919381788</text:p>
          </table:table-cell>
          <table:table-cell table:formula="of:=(([.B158]-[.$G$6])/([.$G$5]-[.$G$6]))" office:value-type="float" office:value="0.72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float" office:value="38.125" calcext:value-type="float">
            <text:p>38,125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(([.A159]-[.$G$3])/([.$G$2]-[.$G$3]))" office:value-type="float" office:value="0.140037593984962" calcext:value-type="float">
            <text:p>0,140037594</text:p>
          </table:table-cell>
          <table:table-cell table:formula="of:=(([.B159]-[.$G$6])/([.$G$5]-[.$G$6])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office:value-type="float" office:value="38.1111111111111" calcext:value-type="float">
            <text:p>38,111111111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(([.A160]-[.$G$3])/([.$G$2]-[.$G$3]))" office:value-type="float" office:value="0.139793929267614" calcext:value-type="float">
            <text:p>0,1397939293</text:p>
          </table:table-cell>
          <table:table-cell table:formula="of:=(([.B160]-[.$G$6])/([.$G$5]-[.$G$6]))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office:value-type="float" office:value="36.1428571428571" calcext:value-type="float">
            <text:p>36,1428571429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(([.A161]-[.$G$3])/([.$G$2]-[.$G$3]))" office:value-type="float" office:value="0.105263157894737" calcext:value-type="float">
            <text:p>0,1052631579</text:p>
          </table:table-cell>
          <table:table-cell table:formula="of:=(([.B161]-[.$G$6])/([.$G$5]-[.$G$6]))" office:value-type="float" office:value="0.7425" calcext:value-type="float">
            <text:p>0,74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([.A163]-[.$G$3])/([.$G$2]-[.$G$3]))" office:value-type="float" office:value="0.262406015037594" calcext:value-type="float">
            <text:p>0,262406015</text:p>
          </table:table-cell>
          <table:table-cell table:formula="of:=(([.B163]-[.$G$6])/([.$G$5]-[.$G$6]))" office:value-type="float" office:value="0.7875" calcext:value-type="float">
            <text:p>0,7875</text:p>
          </table:table-cell>
          <table:table-cell table:number-columns-repeated="2"/>
        </table:table-row>
        <table:table-row table:style-name="ro1">
          <table:table-cell office:value-type="float" office:value="39.1111111111111" calcext:value-type="float">
            <text:p>39,1111111111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(([.A164]-[.$G$3])/([.$G$2]-[.$G$3]))" office:value-type="float" office:value="0.157337788916736" calcext:value-type="float">
            <text:p>0,1573377889</text:p>
          </table:table-cell>
          <table:table-cell table:formula="of:=(([.B164]-[.$G$6])/([.$G$5]-[.$G$6]))" office:value-type="float" office:value="0.895" calcext:value-type="float">
            <text:p>0,895</text:p>
          </table:table-cell>
          <table:table-cell table:number-columns-repeated="2"/>
        </table:table-row>
        <table:table-row table:style-name="ro1">
          <table:table-cell office:value-type="float" office:value="41.1" calcext:value-type="float">
            <text:p>41,1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([.A165]-[.$G$3])/([.$G$2]-[.$G$3]))" office:value-type="float" office:value="0.192230576441103" calcext:value-type="float">
            <text:p>0,1922305764</text:p>
          </table:table-cell>
          <table:table-cell table:formula="of:=(([.B165]-[.$G$6])/([.$G$5]-[.$G$6]))" office:value-type="float" office:value="0.825" calcext:value-type="float">
            <text:p>0,825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([.A166]-[.$G$3])/([.$G$2]-[.$G$3]))" office:value-type="float" office:value="0.227318295739348" calcext:value-type="float">
            <text:p>0,2273182957</text:p>
          </table:table-cell>
          <table:table-cell table:formula="of:=(([.B166]-[.$G$6])/([.$G$5]-[.$G$6]))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([.A167]-[.$G$3])/([.$G$2]-[.$G$3]))" office:value-type="float" office:value="0.227513227513228" calcext:value-type="float">
            <text:p>0,2275132275</text:p>
          </table:table-cell>
          <table:table-cell table:formula="of:=(([.B167]-[.$G$6])/([.$G$5]-[.$G$6]))" office:value-type="float" office:value="0.805" calcext:value-type="float">
            <text:p>0,80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.1" calcext:value-type="float">
            <text:p>51,1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([.A169]-[.$G$3])/([.$G$2]-[.$G$3]))" office:value-type="float" office:value="0.367669172932331" calcext:value-type="float">
            <text:p>0,3676691729</text:p>
          </table:table-cell>
          <table:table-cell table:formula="of:=(([.B169]-[.$G$6])/([.$G$5]-[.$G$6]))" office:value-type="float" office:value="0.775" calcext:value-type="float">
            <text:p>0,775</text:p>
          </table:table-cell>
          <table:table-cell table:number-columns-repeated="2"/>
        </table:table-row>
        <table:table-row table:style-name="ro1">
          <table:table-cell office:value-type="float" office:value="55.0909090909091" calcext:value-type="float">
            <text:p>55,0909090909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([.A170]-[.$G$3])/([.$G$2]-[.$G$3]))" office:value-type="float" office:value="0.437685121895648" calcext:value-type="float">
            <text:p>0,4376851219</text:p>
          </table:table-cell>
          <table:table-cell table:formula="of:=(([.B170]-[.$G$6])/([.$G$5]-[.$G$6]))" office:value-type="float" office:value="0.7375" calcext:value-type="float">
            <text:p>0,7375</text:p>
          </table:table-cell>
          <table:table-cell table:number-columns-repeated="2"/>
        </table:table-row>
        <table:table-row table:style-name="ro1">
          <table:table-cell office:value-type="float" office:value="53.0909090909091" calcext:value-type="float">
            <text:p>53,0909090909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([.A171]-[.$G$3])/([.$G$2]-[.$G$3]))" office:value-type="float" office:value="0.402597402597403" calcext:value-type="float">
            <text:p>0,4025974026</text:p>
          </table:table-cell>
          <table:table-cell table:formula="of:=(([.B171]-[.$G$6])/([.$G$5]-[.$G$6]))" office:value-type="float" office:value="0.7575" calcext:value-type="float">
            <text:p>0,7575</text:p>
          </table:table-cell>
          <table:table-cell table:number-columns-repeated="2"/>
        </table:table-row>
        <table:table-row table:style-name="ro1">
          <table:table-cell office:value-type="float" office:value="53.1" calcext:value-type="float">
            <text:p>53,1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([.A172]-[.$G$3])/([.$G$2]-[.$G$3]))" office:value-type="float" office:value="0.402756892230577" calcext:value-type="float">
            <text:p>0,4027568922</text:p>
          </table:table-cell>
          <table:table-cell table:formula="of:=(([.B172]-[.$G$6])/([.$G$5]-[.$G$6]))" office:value-type="float" office:value="0.755" calcext:value-type="float">
            <text:p>0,75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(([.A174]-[.$G$3])/([.$G$2]-[.$G$3]))" office:value-type="float" office:value="0.29749373433584" calcext:value-type="float">
            <text:p>0,2974937343</text:p>
          </table:table-cell>
          <table:table-cell table:formula="of:=(([.B174]-[.$G$6])/([.$G$5]-[.$G$6]))" office:value-type="float" office:value="0.9775" calcext:value-type="float">
            <text:p>0,9775</text:p>
          </table:table-cell>
          <table:table-cell table:number-columns-repeated="2"/>
        </table:table-row>
        <table:table-row table:style-name="ro1">
          <table:table-cell office:value-type="float" office:value="50.0909090909091" calcext:value-type="float">
            <text:p>50,0909090909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(([.A175]-[.$G$3])/([.$G$2]-[.$G$3]))" office:value-type="float" office:value="0.349965823650034" calcext:value-type="float">
            <text:p>0,3499658237</text:p>
          </table:table-cell>
          <table:table-cell table:formula="of:=(([.B175]-[.$G$6])/([.$G$5]-[.$G$6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,1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(([.A176]-[.$G$3])/([.$G$2]-[.$G$3]))" office:value-type="float" office:value="0.315037593984962" calcext:value-type="float">
            <text:p>0,315037594</text:p>
          </table:table-cell>
          <table:table-cell table:formula="of:=(([.B176]-[.$G$6])/([.$G$5]-[.$G$6]))" office:value-type="float" office:value="0.9375" calcext:value-type="float">
            <text:p>0,93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.1" calcext:value-type="float">
            <text:p>41,1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([.A178]-[.$G$3])/([.$G$2]-[.$G$3]))" office:value-type="float" office:value="0.192230576441103" calcext:value-type="float">
            <text:p>0,1922305764</text:p>
          </table:table-cell>
          <table:table-cell table:formula="of:=(([.B178]-[.$G$6])/([.$G$5]-[.$G$6]))" office:value-type="float" office:value="0.6925" calcext:value-type="float">
            <text:p>0,6925</text:p>
          </table:table-cell>
          <table:table-cell table:number-columns-repeated="2"/>
        </table:table-row>
        <table:table-row table:style-name="ro1">
          <table:table-cell office:value-type="float" office:value="43.0909090909091" calcext:value-type="float">
            <text:p>43,0909090909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(([.A179]-[.$G$3])/([.$G$2]-[.$G$3]))" office:value-type="float" office:value="0.227158806106175" calcext:value-type="float">
            <text:p>0,2271588061</text:p>
          </table:table-cell>
          <table:table-cell table:formula="of:=(([.B179]-[.$G$6])/([.$G$5]-[.$G$6]))"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(([.A180]-[.$G$3])/([.$G$2]-[.$G$3]))" office:value-type="float" office:value="0.192425508214982" calcext:value-type="float">
            <text:p>0,1924255082</text:p>
          </table:table-cell>
          <table:table-cell table:formula="of:=(([.B180]-[.$G$6])/([.$G$5]-[.$G$6]))" office:value-type="float" office:value="0.6875" calcext:value-type="float">
            <text:p>0,68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.125" calcext:value-type="float">
            <text:p>35,125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(([.A182]-[.$G$3])/([.$G$2]-[.$G$3]))" office:value-type="float" office:value="0.087406015037594" calcext:value-type="float">
            <text:p>0,087406015</text:p>
          </table:table-cell>
          <table:table-cell table:formula="of:=(([.B182]-[.$G$6])/([.$G$5]-[.$G$6]))" office:value-type="float" office:value="0.8325" calcext:value-type="float">
            <text:p>0,8325</text:p>
          </table:table-cell>
          <table:table-cell table:number-columns-repeated="2"/>
        </table:table-row>
        <table:table-row table:style-name="ro1">
          <table:table-cell office:value-type="float" office:value="39.0833333333333" calcext:value-type="float">
            <text:p>39,0833333333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(([.A183]-[.$G$3])/([.$G$2]-[.$G$3]))" office:value-type="float" office:value="0.156850459482038" calcext:value-type="float">
            <text:p>0,1568504595</text:p>
          </table:table-cell>
          <table:table-cell table:formula="of:=(([.B183]-[.$G$6])/([.$G$5]-[.$G$6]))" office:value-type="float" office:value="0.74" calcext:value-type="float">
            <text:p>0,74</text:p>
          </table:table-cell>
          <table:table-cell table:number-columns-repeated="2"/>
        </table:table-row>
        <table:table-row table:style-name="ro1">
          <table:table-cell office:value-type="float" office:value="36.1111111111111" calcext:value-type="float">
            <text:p>36,1111111111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([.A184]-[.$G$3])/([.$G$2]-[.$G$3]))" office:value-type="float" office:value="0.104706209969368" calcext:value-type="float">
            <text:p>0,10470621</text:p>
          </table:table-cell>
          <table:table-cell table:formula="of:=(([.B184]-[.$G$6])/([.$G$5]-[.$G$6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([.A186]-[.$G$3])/([.$G$2]-[.$G$3]))" office:value-type="float" office:value="0.29749373433584" calcext:value-type="float">
            <text:p>0,2974937343</text:p>
          </table:table-cell>
          <table:table-cell table:formula="of:=(([.B186]-[.$G$6])/([.$G$5]-[.$G$6]))" office:value-type="float" office:value="0.7875" calcext:value-type="float">
            <text:p>0,7875</text:p>
          </table:table-cell>
          <table:table-cell table:number-columns-repeated="2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(([.A187]-[.$G$3])/([.$G$2]-[.$G$3]))" office:value-type="float" office:value="0.227513227513228" calcext:value-type="float">
            <text:p>0,2275132275</text:p>
          </table:table-cell>
          <table:table-cell table:formula="of:=(([.B187]-[.$G$6])/([.$G$5]-[.$G$6]))" office:value-type="float" office:value="0.8825" calcext:value-type="float">
            <text:p>0,882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([.A188]-[.$G$3])/([.$G$2]-[.$G$3]))" office:value-type="float" office:value="0.262406015037594" calcext:value-type="float">
            <text:p>0,262406015</text:p>
          </table:table-cell>
          <table:table-cell table:formula="of:=(([.B188]-[.$G$6])/([.$G$5]-[.$G$6]))" office:value-type="float" office:value="0.805" calcext:value-type="float">
            <text:p>0,805</text:p>
          </table:table-cell>
          <table:table-cell table:number-columns-repeated="2"/>
        </table:table-row>
        <table:table-row table:style-name="ro1">
          <table:table-cell office:value-type="float" office:value="47.0909090909091" calcext:value-type="float">
            <text:p>47,0909090909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([.A189]-[.$G$3])/([.$G$2]-[.$G$3]))" office:value-type="float" office:value="0.297334244702666" calcext:value-type="float">
            <text:p>0,2973342447</text:p>
          </table:table-cell>
          <table:table-cell table:formula="of:=(([.B189]-[.$G$6])/([.$G$5]-[.$G$6]))" office:value-type="float" office:value="0.8025" calcext:value-type="float">
            <text:p>0,80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.0714285714286" calcext:value-type="float">
            <text:p>55,0714285714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([.A191]-[.$G$3])/([.$G$2]-[.$G$3]))" office:value-type="float" office:value="0.43734335839599" calcext:value-type="float">
            <text:p>0,4373433584</text:p>
          </table:table-cell>
          <table:table-cell table:formula="of:=(([.B191]-[.$G$6])/([.$G$5]-[.$G$6]))" office:value-type="float" office:value="0.7775" calcext:value-type="float">
            <text:p>0,7775</text:p>
          </table:table-cell>
          <table:table-cell table:number-columns-repeated="2"/>
        </table:table-row>
        <table:table-row table:style-name="ro1">
          <table:table-cell office:value-type="float" office:value="52.0833333333333" calcext:value-type="float">
            <text:p>52,0833333333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(([.A192]-[.$G$3])/([.$G$2]-[.$G$3]))" office:value-type="float" office:value="0.384920634920635" calcext:value-type="float">
            <text:p>0,3849206349</text:p>
          </table:table-cell>
          <table:table-cell table:formula="of:=(([.B192]-[.$G$6])/([.$G$5]-[.$G$6]))" office:value-type="float" office:value="0.8575" calcext:value-type="float">
            <text:p>0,8575</text:p>
          </table:table-cell>
          <table:table-cell table:number-columns-repeated="2"/>
        </table:table-row>
        <table:table-row table:style-name="ro1">
          <table:table-cell office:value-type="float" office:value="53.0769230769231" calcext:value-type="float">
            <text:p>53,0769230769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(([.A193]-[.$G$3])/([.$G$2]-[.$G$3]))" office:value-type="float" office:value="0.402352033930981" calcext:value-type="float">
            <text:p>0,4023520339</text:p>
          </table:table-cell>
          <table:table-cell table:formula="of:=(([.B193]-[.$G$6])/([.$G$5]-[.$G$6]))" office:value-type="float" office:value="0.795" calcext:value-type="float">
            <text:p>0,79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.1111111111111" calcext:value-type="float">
            <text:p>46,1111111111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(([.A195]-[.$G$3])/([.$G$2]-[.$G$3]))" office:value-type="float" office:value="0.280144806460596" calcext:value-type="float">
            <text:p>0,2801448065</text:p>
          </table:table-cell>
          <table:table-cell table:formula="of:=(([.B195]-[.$G$6])/([.$G$5]-[.$G$6]))" office:value-type="float" office:value="0.7725" calcext:value-type="float">
            <text:p>0,772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(([.A196]-[.$G$3])/([.$G$2]-[.$G$3]))" office:value-type="float" office:value="0.332581453634085" calcext:value-type="float">
            <text:p>0,3325814536</text:p>
          </table:table-cell>
          <table:table-cell table:formula="of:=(([.B196]-[.$G$6])/([.$G$5]-[.$G$6]))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office:value-type="float" office:value="47.1111111111111" calcext:value-type="float">
            <text:p>47,1111111111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([.A197]-[.$G$3])/([.$G$2]-[.$G$3]))" office:value-type="float" office:value="0.297688666109719" calcext:value-type="float">
            <text:p>0,2976886661</text:p>
          </table:table-cell>
          <table:table-cell table:formula="of:=(([.B197]-[.$G$6])/([.$G$5]-[.$G$6]))" office:value-type="float" office:value="0.7475" calcext:value-type="float">
            <text:p>0,74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(([.A199]-[.$G$3])/([.$G$2]-[.$G$3]))" office:value-type="float" office:value="0.192425508214982" calcext:value-type="float">
            <text:p>0,1924255082</text:p>
          </table:table-cell>
          <table:table-cell table:formula="of:=(([.B199]-[.$G$6])/([.$G$5]-[.$G$6]))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office:value-type="float" office:value="51.1" calcext:value-type="float">
            <text:p>51,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(([.A200]-[.$G$3])/([.$G$2]-[.$G$3]))" office:value-type="float" office:value="0.367669172932331" calcext:value-type="float">
            <text:p>0,3676691729</text:p>
          </table:table-cell>
          <table:table-cell table:formula="of:=(([.B200]-[.$G$6])/([.$G$5]-[.$G$6]))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(([.A201]-[.$G$3])/([.$G$2]-[.$G$3]))" office:value-type="float" office:value="0.332581453634085" calcext:value-type="float">
            <text:p>0,3325814536</text:p>
          </table:table-cell>
          <table:table-cell table:formula="of:=(([.B201]-[.$G$6])/([.$G$5]-[.$G$6]))" office:value-type="float" office:value="0.7325" calcext:value-type="float">
            <text:p>0,7325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([.A202]-[.$G$3])/([.$G$2]-[.$G$3]))" office:value-type="float" office:value="0.227318295739348" calcext:value-type="float">
            <text:p>0,2273182957</text:p>
          </table:table-cell>
          <table:table-cell table:formula="of:=(([.B202]-[.$G$6])/([.$G$5]-[.$G$6]))" office:value-type="float" office:value="0.8125" calcext:value-type="float">
            <text:p>0,81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.125" calcext:value-type="float">
            <text:p>37,125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([.A204]-[.$G$3])/([.$G$2]-[.$G$3]))" office:value-type="float" office:value="0.12249373433584" calcext:value-type="float">
            <text:p>0,1224937343</text:p>
          </table:table-cell>
          <table:table-cell table:formula="of:=(([.B204]-[.$G$6])/([.$G$5]-[.$G$6]))" office:value-type="float" office:value="0.775" calcext:value-type="float">
            <text:p>0,775</text:p>
          </table:table-cell>
          <table:table-cell table:number-columns-repeated="2"/>
        </table:table-row>
        <table:table-row table:style-name="ro1">
          <table:table-cell office:value-type="float" office:value="35.125" calcext:value-type="float">
            <text:p>35,12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(([.A205]-[.$G$3])/([.$G$2]-[.$G$3]))" office:value-type="float" office:value="0.087406015037594" calcext:value-type="float">
            <text:p>0,087406015</text:p>
          </table:table-cell>
          <table:table-cell table:formula="of:=(([.B205]-[.$G$6])/([.$G$5]-[.$G$6]))" office:value-type="float" office:value="0.855" calcext:value-type="float">
            <text:p>0,855</text:p>
          </table:table-cell>
          <table:table-cell table:number-columns-repeated="2"/>
        </table:table-row>
        <table:table-row table:style-name="ro1">
          <table:table-cell office:value-type="float" office:value="35.1428571428571" calcext:value-type="float">
            <text:p>35,1428571429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([.A206]-[.$G$3])/([.$G$2]-[.$G$3]))" office:value-type="float" office:value="0.0877192982456141" calcext:value-type="float">
            <text:p>0,0877192982</text:p>
          </table:table-cell>
          <table:table-cell table:formula="of:=(([.B206]-[.$G$6])/([.$G$5]-[.$G$6]))" office:value-type="float" office:value="0.7925" calcext:value-type="float">
            <text:p>0,79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0909090909091" calcext:value-type="float">
            <text:p>47,0909090909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(([.A208]-[.$G$3])/([.$G$2]-[.$G$3]))" office:value-type="float" office:value="0.297334244702666" calcext:value-type="float">
            <text:p>0,2973342447</text:p>
          </table:table-cell>
          <table:table-cell table:formula="of:=(([.B208]-[.$G$6])/([.$G$5]-[.$G$6]))" office:value-type="float" office:value="0.7075" calcext:value-type="float">
            <text:p>0,707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([.A209]-[.$G$3])/([.$G$2]-[.$G$3]))" office:value-type="float" office:value="0.332581453634085" calcext:value-type="float">
            <text:p>0,3325814536</text:p>
          </table:table-cell>
          <table:table-cell table:formula="of:=(([.B209]-[.$G$6])/([.$G$5]-[.$G$6]))" office:value-type="float" office:value="0.68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([.A210]-[.$G$3])/([.$G$2]-[.$G$3]))" office:value-type="float" office:value="0.29749373433584" calcext:value-type="float">
            <text:p>0,2974937343</text:p>
          </table:table-cell>
          <table:table-cell table:formula="of:=(([.B210]-[.$G$6])/([.$G$5]-[.$G$6]))" office:value-type="float" office:value="0.7025" calcext:value-type="float">
            <text:p>0,7025</text:p>
          </table:table-cell>
          <table:table-cell table:number-columns-repeated="2"/>
        </table:table-row>
        <table:table-row table:style-name="ro1">
          <table:table-cell office:value-type="float" office:value="49.0909090909091" calcext:value-type="float">
            <text:p>49,090909090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(([.A211]-[.$G$3])/([.$G$2]-[.$G$3]))" office:value-type="float" office:value="0.332421964000911" calcext:value-type="float">
            <text:p>0,332421964</text:p>
          </table:table-cell>
          <table:table-cell table:formula="of:=(([.B211]-[.$G$6])/([.$G$5]-[.$G$6]))" office:value-type="float" office:value="0.6825" calcext:value-type="float">
            <text:p>0,68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([.A213]-[.$G$3])/([.$G$2]-[.$G$3]))" office:value-type="float" office:value="0.227513227513228" calcext:value-type="float">
            <text:p>0,2275132275</text:p>
          </table:table-cell>
          <table:table-cell table:formula="of:=(([.B213]-[.$G$6])/([.$G$5]-[.$G$6]))" office:value-type="float" office:value="0.7225" calcext:value-type="float">
            <text:p>0,7225</text:p>
          </table:table-cell>
          <table:table-cell table:number-columns-repeated="2"/>
        </table:table-row>
        <table:table-row table:style-name="ro1">
          <table:table-cell office:value-type="float" office:value="47.1111111111111" calcext:value-type="float">
            <text:p>47,1111111111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(([.A214]-[.$G$3])/([.$G$2]-[.$G$3]))" office:value-type="float" office:value="0.297688666109719" calcext:value-type="float">
            <text:p>0,2976886661</text:p>
          </table:table-cell>
          <table:table-cell table:formula="of:=(([.B214]-[.$G$6])/([.$G$5]-[.$G$6]))" office:value-type="float" office:value="0.6725" calcext:value-type="float">
            <text:p>0,6725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([.A215]-[.$G$3])/([.$G$2]-[.$G$3]))" office:value-type="float" office:value="0.262600946811473" calcext:value-type="float">
            <text:p>0,2626009468</text:p>
          </table:table-cell>
          <table:table-cell table:formula="of:=(([.B215]-[.$G$6])/([.$G$5]-[.$G$6]))" office:value-type="float" office:value="0.6925" calcext:value-type="float">
            <text:p>0,692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(([.A216]-[.$G$3])/([.$G$2]-[.$G$3]))" office:value-type="float" office:value="0.262406015037594" calcext:value-type="float">
            <text:p>0,262406015</text:p>
          </table:table-cell>
          <table:table-cell table:formula="of:=(([.B216]-[.$G$6])/([.$G$5]-[.$G$6]))" office:value-type="float" office:value="0.705" calcext:value-type="float">
            <text:p>0,705</text:p>
          </table:table-cell>
          <table:table-cell table:number-columns-repeated="2"/>
        </table:table-row>
        <table:table-row table:style-name="ro1">
          <table:table-cell office:value-type="float" office:value="43.125" calcext:value-type="float">
            <text:p>43,125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(([.A217]-[.$G$3])/([.$G$2]-[.$G$3]))" office:value-type="float" office:value="0.227756892230576" calcext:value-type="float">
            <text:p>0,2277568922</text:p>
          </table:table-cell>
          <table:table-cell table:formula="of:=(([.B217]-[.$G$6])/([.$G$5]-[.$G$6]))" office:value-type="float" office:value="0.7175" calcext:value-type="float">
            <text:p>0,7175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([.A218]-[.$G$3])/([.$G$2]-[.$G$3]))" office:value-type="float" office:value="0.29749373433584" calcext:value-type="float">
            <text:p>0,2974937343</text:p>
          </table:table-cell>
          <table:table-cell table:formula="of:=(([.B218]-[.$G$6])/([.$G$5]-[.$G$6]))" office:value-type="float" office:value="0.675" calcext:value-type="float">
            <text:p>0,6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(([.A220]-[.$G$3])/([.$G$2]-[.$G$3]))" office:value-type="float" office:value="0.29749373433584" calcext:value-type="float">
            <text:p>0,2974937343</text:p>
          </table:table-cell>
          <table:table-cell table:formula="of:=(([.B220]-[.$G$6])/([.$G$5]-[.$G$6]))" office:value-type="float" office:value="0.9425" calcext:value-type="float">
            <text:p>0,9425</text:p>
          </table:table-cell>
          <table:table-cell table:number-columns-repeated="2"/>
        </table:table-row>
        <table:table-row table:style-name="ro1">
          <table:table-cell office:value-type="float" office:value="52.1111111111111" calcext:value-type="float">
            <text:p>52,1111111111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([.A221]-[.$G$3])/([.$G$2]-[.$G$3]))" office:value-type="float" office:value="0.385407964355333" calcext:value-type="float">
            <text:p>0,3854079644</text:p>
          </table:table-cell>
          <table:table-cell table:formula="of:=(([.B221]-[.$G$6])/([.$G$5]-[.$G$6]))" office:value-type="float" office:value="0.8075" calcext:value-type="float">
            <text:p>0,8075</text:p>
          </table:table-cell>
          <table:table-cell table:number-columns-repeated="2"/>
        </table:table-row>
        <table:table-row table:style-name="ro1">
          <table:table-cell office:value-type="float" office:value="50.1111111111111" calcext:value-type="float">
            <text:p>50,111111111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([.A222]-[.$G$3])/([.$G$2]-[.$G$3]))" office:value-type="float" office:value="0.350320245057087" calcext:value-type="float">
            <text:p>0,3503202451</text:p>
          </table:table-cell>
          <table:table-cell table:formula="of:=(([.B222]-[.$G$6])/([.$G$5]-[.$G$6]))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float" office:value="50.0909090909091" calcext:value-type="float">
            <text:p>50,0909090909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([.A223]-[.$G$3])/([.$G$2]-[.$G$3]))" office:value-type="float" office:value="0.349965823650034" calcext:value-type="float">
            <text:p>0,3499658237</text:p>
          </table:table-cell>
          <table:table-cell table:formula="of:=(([.B223]-[.$G$6])/([.$G$5]-[.$G$6]))"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float" office:value="48.125" calcext:value-type="float">
            <text:p>48,125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(([.A224]-[.$G$3])/([.$G$2]-[.$G$3]))" office:value-type="float" office:value="0.31547619047619" calcext:value-type="float">
            <text:p>0,3154761905</text:p>
          </table:table-cell>
          <table:table-cell table:formula="of:=(([.B224]-[.$G$6])/([.$G$5]-[.$G$6]))"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float" office:value="47.125" calcext:value-type="float">
            <text:p>47,125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(([.A225]-[.$G$3])/([.$G$2]-[.$G$3]))" office:value-type="float" office:value="0.297932330827068" calcext:value-type="float">
            <text:p>0,2979323308</text:p>
          </table:table-cell>
          <table:table-cell table:formula="of:=(([.B225]-[.$G$6])/([.$G$5]-[.$G$6]))" office:value-type="float" office:value="0.9325" calcext:value-type="float">
            <text:p>0,9325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,1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(([.A226]-[.$G$3])/([.$G$2]-[.$G$3]))" office:value-type="float" office:value="0.315037593984962" calcext:value-type="float">
            <text:p>0,315037594</text:p>
          </table:table-cell>
          <table:table-cell table:formula="of:=(([.B226]-[.$G$6])/([.$G$5]-[.$G$6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47.1111111111111" calcext:value-type="float">
            <text:p>47,1111111111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(([.A227]-[.$G$3])/([.$G$2]-[.$G$3]))" office:value-type="float" office:value="0.297688666109719" calcext:value-type="float">
            <text:p>0,2976886661</text:p>
          </table:table-cell>
          <table:table-cell table:formula="of:=(([.B227]-[.$G$6])/([.$G$5]-[.$G$6]))" office:value-type="float" office:value="0.9375" calcext:value-type="float">
            <text:p>0,9375</text:p>
          </table:table-cell>
          <table:table-cell table:number-columns-repeated="2"/>
        </table:table-row>
        <table:table-row table:style-name="ro1">
          <table:table-cell office:value-type="float" office:value="48.1111111111111" calcext:value-type="float">
            <text:p>48,111111111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(([.A228]-[.$G$3])/([.$G$2]-[.$G$3]))" office:value-type="float" office:value="0.315232525758842" calcext:value-type="float">
            <text:p>0,3152325258</text:p>
          </table:table-cell>
          <table:table-cell table:formula="of:=(([.B228]-[.$G$6])/([.$G$5]-[.$G$6]))" office:value-type="float" office:value="0.875" calcext:value-type="float">
            <text:p>0,875</text:p>
          </table:table-cell>
          <table:table-cell table:number-columns-repeated="2"/>
        </table:table-row>
        <table:table-row table:style-name="ro1">
          <table:table-cell office:value-type="float" office:value="50.1" calcext:value-type="float">
            <text:p>50,1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(([.A229]-[.$G$3])/([.$G$2]-[.$G$3]))" office:value-type="float" office:value="0.350125313283208" calcext:value-type="float">
            <text:p>0,3501253133</text:p>
          </table:table-cell>
          <table:table-cell table:formula="of:=(([.B229]-[.$G$6])/([.$G$5]-[.$G$6]))" office:value-type="float" office:value="0.815" calcext:value-type="float">
            <text:p>0,8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.1111111111111" calcext:value-type="float">
            <text:p>50,1111111111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([.A231]-[.$G$3])/([.$G$2]-[.$G$3]))" office:value-type="float" office:value="0.350320245057087" calcext:value-type="float">
            <text:p>0,3503202451</text:p>
          </table:table-cell>
          <table:table-cell table:formula="of:=(([.B231]-[.$G$6])/([.$G$5]-[.$G$6]))" office:value-type="float" office:value="0.72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float" office:value="50.1" calcext:value-type="float">
            <text:p>50,1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(([.A232]-[.$G$3])/([.$G$2]-[.$G$3]))" office:value-type="float" office:value="0.350125313283208" calcext:value-type="float">
            <text:p>0,3501253133</text:p>
          </table:table-cell>
          <table:table-cell table:formula="of:=(([.B232]-[.$G$6])/([.$G$5]-[.$G$6])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 office:value-type="float" office:value="40.125" calcext:value-type="float">
            <text:p>40,125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(([.A234]-[.$G$3])/([.$G$2]-[.$G$3]))" office:value-type="float" office:value="0.175125313283208" calcext:value-type="float">
            <text:p>0,1751253133</text:p>
          </table:table-cell>
          <table:table-cell table:formula="of:=(([.B234]-[.$G$6])/([.$G$5]-[.$G$6]))" office:value-type="float" office:value="0.8425" calcext:value-type="float">
            <text:p>0,8425</text:p>
          </table:table-cell>
          <table:table-cell table:number-columns-repeated="2"/>
        </table:table-row>
        <table:table-row table:style-name="ro1">
          <table:table-cell office:value-type="float" office:value="47.0833333333333" calcext:value-type="float">
            <text:p>47,0833333333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([.A235]-[.$G$3])/([.$G$2]-[.$G$3]))" office:value-type="float" office:value="0.297201336675021" calcext:value-type="float">
            <text:p>0,2972013367</text:p>
          </table:table-cell>
          <table:table-cell table:formula="of:=(([.B235]-[.$G$6])/([.$G$5]-[.$G$6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float" office:value="42.1111111111111" calcext:value-type="float">
            <text:p>42,111111111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([.A236]-[.$G$3])/([.$G$2]-[.$G$3]))" office:value-type="float" office:value="0.209969367864105" calcext:value-type="float">
            <text:p>0,2099693679</text:p>
          </table:table-cell>
          <table:table-cell table:formula="of:=(([.B236]-[.$G$6])/([.$G$5]-[.$G$6]))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44.1111111111111" calcext:value-type="float">
            <text:p>44,111111111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([.A237]-[.$G$3])/([.$G$2]-[.$G$3]))" office:value-type="float" office:value="0.24505708716235" calcext:value-type="float">
            <text:p>0,2450570872</text:p>
          </table:table-cell>
          <table:table-cell table:formula="of:=(([.B237]-[.$G$6])/([.$G$5]-[.$G$6]))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([.A239]-[.$G$3])/([.$G$2]-[.$G$3]))" office:value-type="float" office:value="0.262406015037594" calcext:value-type="float">
            <text:p>0,262406015</text:p>
          </table:table-cell>
          <table:table-cell table:formula="of:=(([.B239]-[.$G$6])/([.$G$5]-[.$G$6]))" office:value-type="float" office:value="0.7775" calcext:value-type="float">
            <text:p>0,7775</text:p>
          </table:table-cell>
          <table:table-cell table:number-columns-repeated="2"/>
        </table:table-row>
        <table:table-row table:style-name="ro1">
          <table:table-cell office:value-type="float" office:value="32.1428571428571" calcext:value-type="float">
            <text:p>32,1428571429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(([.A240]-[.$G$3])/([.$G$2]-[.$G$3]))" office:value-type="float" office:value="0.0350877192982457" calcext:value-type="float">
            <text:p>0,0350877193</text:p>
          </table:table-cell>
          <table:table-cell table:formula="of:=(([.B240]-[.$G$6])/([.$G$5]-[.$G$6]))" office:value-type="float" office:value="0.875" calcext:value-type="float">
            <text:p>0,875</text:p>
          </table:table-cell>
          <table:table-cell table:number-columns-repeated="2"/>
        </table:table-row>
        <table:table-row table:style-name="ro1">
          <table:table-cell office:value-type="float" office:value="39.1111111111111" calcext:value-type="float">
            <text:p>39,1111111111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([.A241]-[.$G$3])/([.$G$2]-[.$G$3]))" office:value-type="float" office:value="0.157337788916736" calcext:value-type="float">
            <text:p>0,1573377889</text:p>
          </table:table-cell>
          <table:table-cell table:formula="of:=(([.B241]-[.$G$6])/([.$G$5]-[.$G$6]))" office:value-type="float" office:value="0.7875" calcext:value-type="float">
            <text:p>0,7875</text:p>
          </table:table-cell>
          <table:table-cell table:number-columns-repeated="2"/>
        </table:table-row>
        <table:table-row table:style-name="ro1">
          <table:table-cell office:value-type="float" office:value="37.125" calcext:value-type="float">
            <text:p>37,125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(([.A242]-[.$G$3])/([.$G$2]-[.$G$3]))" office:value-type="float" office:value="0.12249373433584" calcext:value-type="float">
            <text:p>0,1224937343</text:p>
          </table:table-cell>
          <table:table-cell table:formula="of:=(([.B242]-[.$G$6])/([.$G$5]-[.$G$6]))" office:value-type="float" office:value="0.8425" calcext:value-type="float">
            <text:p>0,8425</text:p>
          </table:table-cell>
          <table:table-cell table:number-columns-repeated="2"/>
        </table:table-row>
        <table:table-row table:style-name="ro1">
          <table:table-cell office:value-type="float" office:value="35.1111111111111" calcext:value-type="float">
            <text:p>35,1111111111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(([.A243]-[.$G$3])/([.$G$2]-[.$G$3]))" office:value-type="float" office:value="0.0871623503202451" calcext:value-type="float">
            <text:p>0,0871623503</text:p>
          </table:table-cell>
          <table:table-cell table:formula="of:=(([.B243]-[.$G$6])/([.$G$5]-[.$G$6]))" office:value-type="float" office:value="0.845" calcext:value-type="float">
            <text:p>0,845</text:p>
          </table:table-cell>
          <table:table-cell table:number-columns-repeated="2"/>
        </table:table-row>
        <table:table-row table:style-name="ro1">
          <table:table-cell office:value-type="float" office:value="34.1428571428571" calcext:value-type="float">
            <text:p>34,1428571429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(([.A244]-[.$G$3])/([.$G$2]-[.$G$3]))" office:value-type="float" office:value="0.0701754385964913" calcext:value-type="float">
            <text:p>0,0701754386</text:p>
          </table:table-cell>
          <table:table-cell table:formula="of:=(([.B244]-[.$G$6])/([.$G$5]-[.$G$6]))" office:value-type="float" office:value="0.8725" calcext:value-type="float">
            <text:p>0,87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.125" calcext:value-type="float">
            <text:p>39,125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(([.A246]-[.$G$3])/([.$G$2]-[.$G$3]))" office:value-type="float" office:value="0.157581453634085" calcext:value-type="float">
            <text:p>0,1575814536</text:p>
          </table:table-cell>
          <table:table-cell table:formula="of:=(([.B246]-[.$G$6])/([.$G$5]-[.$G$6]))" office:value-type="float" office:value="0.8425" calcext:value-type="float">
            <text:p>0,842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([.A247]-[.$G$3])/([.$G$2]-[.$G$3]))" office:value-type="float" office:value="0.332581453634085" calcext:value-type="float">
            <text:p>0,3325814536</text:p>
          </table:table-cell>
          <table:table-cell table:formula="of:=(([.B247]-[.$G$6])/([.$G$5]-[.$G$6]))" office:value-type="float" office:value="0.785" calcext:value-type="float">
            <text:p>0,785</text:p>
          </table:table-cell>
          <table:table-cell table:number-columns-repeated="2"/>
        </table:table-row>
        <table:table-row table:style-name="ro1">
          <table:table-cell office:value-type="float" office:value="47.1111111111111" calcext:value-type="float">
            <text:p>47,1111111111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([.A248]-[.$G$3])/([.$G$2]-[.$G$3]))" office:value-type="float" office:value="0.297688666109719" calcext:value-type="float">
            <text:p>0,2976886661</text:p>
          </table:table-cell>
          <table:table-cell table:formula="of:=(([.B248]-[.$G$6])/([.$G$5]-[.$G$6]))" office:value-type="float" office:value="0.8025" calcext:value-type="float">
            <text:p>0,8025</text:p>
          </table:table-cell>
          <table:table-cell table:number-columns-repeated="2"/>
        </table:table-row>
        <table:table-row table:style-name="ro1">
          <table:table-cell office:value-type="float" office:value="43.0909090909091" calcext:value-type="float">
            <text:p>43,090909090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([.A249]-[.$G$3])/([.$G$2]-[.$G$3]))" office:value-type="float" office:value="0.227158806106175" calcext:value-type="float">
            <text:p>0,2271588061</text:p>
          </table:table-cell>
          <table:table-cell table:formula="of:=(([.B249]-[.$G$6])/([.$G$5]-[.$G$6]))" office:value-type="float" office:value="0.8125" calcext:value-type="float">
            <text:p>0,8125</text:p>
          </table:table-cell>
          <table:table-cell table:number-columns-repeated="2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([.A250]-[.$G$3])/([.$G$2]-[.$G$3]))" office:value-type="float" office:value="0.192425508214982" calcext:value-type="float">
            <text:p>0,1924255082</text:p>
          </table:table-cell>
          <table:table-cell table:formula="of:=(([.B250]-[.$G$6])/([.$G$5]-[.$G$6]))" office:value-type="float" office:value="0.825" calcext:value-type="float">
            <text:p>0,8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1.1428571428571" calcext:value-type="float">
            <text:p>81,1428571429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([.A252]-[.$G$3])/([.$G$2]-[.$G$3]))" office:value-type="float" office:value="0.894736842105263" calcext:value-type="float">
            <text:p>0,8947368421</text:p>
          </table:table-cell>
          <table:table-cell table:formula="of:=(([.B252]-[.$G$6])/([.$G$5]-[.$G$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.0909090909091" calcext:value-type="float">
            <text:p>47,0909090909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([.A253]-[.$G$3])/([.$G$2]-[.$G$3]))" office:value-type="float" office:value="0.297334244702666" calcext:value-type="float">
            <text:p>0,2973342447</text:p>
          </table:table-cell>
          <table:table-cell table:formula="of:=(([.B253]-[.$G$6])/([.$G$5]-[.$G$6]))" office:value-type="float" office:value="0.7775" calcext:value-type="float">
            <text:p>0,7775</text:p>
          </table:table-cell>
          <table:table-cell table:number-columns-repeated="2"/>
        </table:table-row>
        <table:table-row table:style-name="ro1">
          <table:table-cell office:value-type="float" office:value="49.0909090909091" calcext:value-type="float">
            <text:p>49,0909090909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(([.A254]-[.$G$3])/([.$G$2]-[.$G$3]))" office:value-type="float" office:value="0.332421964000911" calcext:value-type="float">
            <text:p>0,332421964</text:p>
          </table:table-cell>
          <table:table-cell table:formula="of:=(([.B254]-[.$G$6])/([.$G$5]-[.$G$6]))" office:value-type="float" office:value="0.765" calcext:value-type="float">
            <text:p>0,76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([.A256]-[.$G$3])/([.$G$2]-[.$G$3]))" office:value-type="float" office:value="0.29749373433584" calcext:value-type="float">
            <text:p>0,2974937343</text:p>
          </table:table-cell>
          <table:table-cell table:formula="of:=(([.B256]-[.$G$6])/([.$G$5]-[.$G$6]))" office:value-type="float" office:value="0.745" calcext:value-type="float">
            <text:p>0,74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(([.A257]-[.$G$3])/([.$G$2]-[.$G$3]))" office:value-type="float" office:value="0.262406015037594" calcext:value-type="float">
            <text:p>0,262406015</text:p>
          </table:table-cell>
          <table:table-cell table:formula="of:=(([.B257]-[.$G$6])/([.$G$5]-[.$G$6]))" office:value-type="float" office:value="0.835" calcext:value-type="float">
            <text:p>0,835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([.A258]-[.$G$3])/([.$G$2]-[.$G$3]))" office:value-type="float" office:value="0.262600946811473" calcext:value-type="float">
            <text:p>0,2626009468</text:p>
          </table:table-cell>
          <table:table-cell table:formula="of:=(([.B258]-[.$G$6])/([.$G$5]-[.$G$6]))" office:value-type="float" office:value="0.7625" calcext:value-type="float">
            <text:p>0,76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(([.A260]-[.$G$3])/([.$G$2]-[.$G$3]))" office:value-type="float" office:value="0.227513227513228" calcext:value-type="float">
            <text:p>0,2275132275</text:p>
          </table:table-cell>
          <table:table-cell table:formula="of:=(([.B260]-[.$G$6])/([.$G$5]-[.$G$6]))" office:value-type="float" office:value="0.7525" calcext:value-type="float">
            <text:p>0,752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([.A261]-[.$G$3])/([.$G$2]-[.$G$3]))" office:value-type="float" office:value="0.262406015037594" calcext:value-type="float">
            <text:p>0,262406015</text:p>
          </table:table-cell>
          <table:table-cell table:formula="of:=(([.B261]-[.$G$6])/([.$G$5]-[.$G$6]))" office:value-type="float" office:value="0.735" calcext:value-type="float">
            <text:p>0,7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([.A263]-[.$G$3])/([.$G$2]-[.$G$3]))" office:value-type="float" office:value="0.29749373433584" calcext:value-type="float">
            <text:p>0,2974937343</text:p>
          </table:table-cell>
          <table:table-cell table:formula="of:=(([.B263]-[.$G$6])/([.$G$5]-[.$G$6]))" office:value-type="float" office:value="0.7775" calcext:value-type="float">
            <text:p>0,7775</text:p>
          </table:table-cell>
          <table:table-cell table:number-columns-repeated="2"/>
        </table:table-row>
        <table:table-row table:style-name="ro1">
          <table:table-cell office:value-type="float" office:value="51.1111111111111" calcext:value-type="float">
            <text:p>51,1111111111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(([.A264]-[.$G$3])/([.$G$2]-[.$G$3]))" office:value-type="float" office:value="0.36786410470621" calcext:value-type="float">
            <text:p>0,3678641047</text:p>
          </table:table-cell>
          <table:table-cell table:formula="of:=(([.B264]-[.$G$6])/([.$G$5]-[.$G$6]))" office:value-type="float" office:value="0.7425" calcext:value-type="float">
            <text:p>0,7425</text:p>
          </table:table-cell>
          <table:table-cell table:number-columns-repeated="2"/>
        </table:table-row>
        <table:table-row table:style-name="ro1">
          <table:table-cell office:value-type="float" office:value="49.0909090909091" calcext:value-type="float">
            <text:p>49,0909090909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([.A265]-[.$G$3])/([.$G$2]-[.$G$3]))" office:value-type="float" office:value="0.332421964000911" calcext:value-type="float">
            <text:p>0,332421964</text:p>
          </table:table-cell>
          <table:table-cell table:formula="of:=(([.B265]-[.$G$6])/([.$G$5]-[.$G$6]))" office:value-type="float" office:value="0.755" calcext:value-type="float">
            <text:p>0,755</text:p>
          </table:table-cell>
          <table:table-cell table:number-columns-repeated="2"/>
        </table:table-row>
        <table:table-row table:style-name="ro1">
          <table:table-cell office:value-type="float" office:value="49.1111111111111" calcext:value-type="float">
            <text:p>49,1111111111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([.A266]-[.$G$3])/([.$G$2]-[.$G$3]))" office:value-type="float" office:value="0.332776385407964" calcext:value-type="float">
            <text:p>0,3327763854</text:p>
          </table:table-cell>
          <table:table-cell table:formula="of:=(([.B266]-[.$G$6])/([.$G$5]-[.$G$6]))" office:value-type="float" office:value="0.745" calcext:value-type="float">
            <text:p>0,74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([.A267]-[.$G$3])/([.$G$2]-[.$G$3]))" office:value-type="float" office:value="0.332581453634085" calcext:value-type="float">
            <text:p>0,3325814536</text:p>
          </table:table-cell>
          <table:table-cell table:formula="of:=(([.B267]-[.$G$6])/([.$G$5]-[.$G$6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([.A269]-[.$G$3])/([.$G$2]-[.$G$3]))" office:value-type="float" office:value="0.262406015037594" calcext:value-type="float">
            <text:p>0,262406015</text:p>
          </table:table-cell>
          <table:table-cell table:formula="of:=(([.B269]-[.$G$6])/([.$G$5]-[.$G$6]))" office:value-type="float" office:value="0.7275" calcext:value-type="float">
            <text:p>0,7275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(([.A270]-[.$G$3])/([.$G$2]-[.$G$3]))" office:value-type="float" office:value="0.29749373433584" calcext:value-type="float">
            <text:p>0,2974937343</text:p>
          </table:table-cell>
          <table:table-cell table:formula="of:=(([.B270]-[.$G$6])/([.$G$5]-[.$G$6]))" office:value-type="float" office:value="0.7075" calcext:value-type="float">
            <text:p>0,70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([.A272]-[.$G$3])/([.$G$2]-[.$G$3]))" office:value-type="float" office:value="0.262406015037594" calcext:value-type="float">
            <text:p>0,262406015</text:p>
          </table:table-cell>
          <table:table-cell table:formula="of:=(([.B272]-[.$G$6])/([.$G$5]-[.$G$6]))" office:value-type="float" office:value="0.7825" calcext:value-type="float">
            <text:p>0,7825</text:p>
          </table:table-cell>
          <table:table-cell table:number-columns-repeated="2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([.A273]-[.$G$3])/([.$G$2]-[.$G$3]))" office:value-type="float" office:value="0.227513227513228" calcext:value-type="float">
            <text:p>0,2275132275</text:p>
          </table:table-cell>
          <table:table-cell table:formula="of:=(([.B273]-[.$G$6])/([.$G$5]-[.$G$6]))" office:value-type="float" office:value="0.7925" calcext:value-type="float">
            <text:p>0,79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(([.A275]-[.$G$3])/([.$G$2]-[.$G$3]))" office:value-type="float" office:value="0.227318295739348" calcext:value-type="float">
            <text:p>0,2273182957</text:p>
          </table:table-cell>
          <table:table-cell table:formula="of:=(([.B275]-[.$G$6])/([.$G$5]-[.$G$6]))" office:value-type="float" office:value="0.66" calcext:value-type="float">
            <text:p>0,66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(([.A276]-[.$G$3])/([.$G$2]-[.$G$3]))" office:value-type="float" office:value="0.262406015037594" calcext:value-type="float">
            <text:p>0,262406015</text:p>
          </table:table-cell>
          <table:table-cell table:formula="of:=(([.B276]-[.$G$6])/([.$G$5]-[.$G$6]))" office:value-type="float" office:value="0.6325" calcext:value-type="float">
            <text:p>0,63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0909090909091" calcext:value-type="float">
            <text:p>45,0909090909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([.A278]-[.$G$3])/([.$G$2]-[.$G$3]))" office:value-type="float" office:value="0.26224652540442" calcext:value-type="float">
            <text:p>0,2622465254</text:p>
          </table:table-cell>
          <table:table-cell table:formula="of:=(([.B278]-[.$G$6])/([.$G$5]-[.$G$6]))" office:value-type="float" office:value="0.7875" calcext:value-type="float">
            <text:p>0,7875</text:p>
          </table:table-cell>
          <table:table-cell table:number-columns-repeated="2"/>
        </table:table-row>
        <table:table-row table:style-name="ro1">
          <table:table-cell office:value-type="float" office:value="39.125" calcext:value-type="float">
            <text:p>39,125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(([.A279]-[.$G$3])/([.$G$2]-[.$G$3]))" office:value-type="float" office:value="0.157581453634085" calcext:value-type="float">
            <text:p>0,1575814536</text:p>
          </table:table-cell>
          <table:table-cell table:formula="of:=(([.B279]-[.$G$6])/([.$G$5]-[.$G$6]))" office:value-type="float" office:value="0.8825" calcext:value-type="float">
            <text:p>0,8825</text:p>
          </table:table-cell>
          <table:table-cell table:number-columns-repeated="2"/>
        </table:table-row>
        <table:table-row table:style-name="ro1">
          <table:table-cell office:value-type="float" office:value="41.125" calcext:value-type="float">
            <text:p>41,125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(([.A280]-[.$G$3])/([.$G$2]-[.$G$3]))" office:value-type="float" office:value="0.192669172932331" calcext:value-type="float">
            <text:p>0,1926691729</text:p>
          </table:table-cell>
          <table:table-cell table:formula="of:=(([.B280]-[.$G$6])/([.$G$5]-[.$G$6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([.A281]-[.$G$3])/([.$G$2]-[.$G$3]))" office:value-type="float" office:value="0.227318295739348" calcext:value-type="float">
            <text:p>0,2273182957</text:p>
          </table:table-cell>
          <table:table-cell table:formula="of:=(([.B281]-[.$G$6])/([.$G$5]-[.$G$6]))" office:value-type="float" office:value="0.805" calcext:value-type="float">
            <text:p>0,80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([.A283]-[.$G$3])/([.$G$2]-[.$G$3]))" office:value-type="float" office:value="0.29749373433584" calcext:value-type="float">
            <text:p>0,2974937343</text:p>
          </table:table-cell>
          <table:table-cell table:formula="of:=(([.B283]-[.$G$6])/([.$G$5]-[.$G$6]))" office:value-type="float" office:value="0.7775" calcext:value-type="float">
            <text:p>0,7775</text:p>
          </table:table-cell>
          <table:table-cell table:number-columns-repeated="2"/>
        </table:table-row>
        <table:table-row table:style-name="ro1">
          <table:table-cell office:value-type="float" office:value="51.0909090909091" calcext:value-type="float">
            <text:p>51,0909090909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(([.A284]-[.$G$3])/([.$G$2]-[.$G$3]))" office:value-type="float" office:value="0.367509683299157" calcext:value-type="float">
            <text:p>0,3675096833</text:p>
          </table:table-cell>
          <table:table-cell table:formula="of:=(([.B284]-[.$G$6])/([.$G$5]-[.$G$6]))" office:value-type="float" office:value="0.705" calcext:value-type="float">
            <text:p>0,705</text:p>
          </table:table-cell>
          <table:table-cell table:number-columns-repeated="2"/>
        </table:table-row>
        <table:table-row table:style-name="ro1">
          <table:table-cell office:value-type="float" office:value="49.0909090909091" calcext:value-type="float">
            <text:p>49,0909090909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([.A285]-[.$G$3])/([.$G$2]-[.$G$3]))" office:value-type="float" office:value="0.332421964000911" calcext:value-type="float">
            <text:p>0,332421964</text:p>
          </table:table-cell>
          <table:table-cell table:formula="of:=(([.B285]-[.$G$6])/([.$G$5]-[.$G$6]))" office:value-type="float" office:value="0.7275" calcext:value-type="float">
            <text:p>0,72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([.A287]-[.$G$3])/([.$G$2]-[.$G$3]))" office:value-type="float" office:value="0.227513227513228" calcext:value-type="float">
            <text:p>0,2275132275</text:p>
          </table:table-cell>
          <table:table-cell table:formula="of:=(([.B287]-[.$G$6])/([.$G$5]-[.$G$6]))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41.125" calcext:value-type="float">
            <text:p>41,125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([.A288]-[.$G$3])/([.$G$2]-[.$G$3]))" office:value-type="float" office:value="0.192669172932331" calcext:value-type="float">
            <text:p>0,1926691729</text:p>
          </table:table-cell>
          <table:table-cell table:formula="of:=(([.B288]-[.$G$6])/([.$G$5]-[.$G$6]))" office:value-type="float" office:value="0.7975" calcext:value-type="float">
            <text:p>0,79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.1" calcext:value-type="float">
            <text:p>41,1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([.A290]-[.$G$3])/([.$G$2]-[.$G$3]))" office:value-type="float" office:value="0.192230576441103" calcext:value-type="float">
            <text:p>0,1922305764</text:p>
          </table:table-cell>
          <table:table-cell table:formula="of:=(([.B290]-[.$G$6])/([.$G$5]-[.$G$6]))" office:value-type="float" office:value="0.7625" calcext:value-type="float">
            <text:p>0,7625</text:p>
          </table:table-cell>
          <table:table-cell table:number-columns-repeated="2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(([.A291]-[.$G$3])/([.$G$2]-[.$G$3]))" office:value-type="float" office:value="0.192425508214982" calcext:value-type="float">
            <text:p>0,1924255082</text:p>
          </table:table-cell>
          <table:table-cell table:formula="of:=(([.B291]-[.$G$6])/([.$G$5]-[.$G$6]))" office:value-type="float" office:value="0.7525" calcext:value-type="float">
            <text:p>0,75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([.A293]-[.$G$3])/([.$G$2]-[.$G$3]))" office:value-type="float" office:value="0.227513227513228" calcext:value-type="float">
            <text:p>0,2275132275</text:p>
          </table:table-cell>
          <table:table-cell table:formula="of:=(([.B293]-[.$G$6])/([.$G$5]-[.$G$6]))" office:value-type="float" office:value="0.8025" calcext:value-type="float">
            <text:p>0,802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([.A294]-[.$G$3])/([.$G$2]-[.$G$3]))" office:value-type="float" office:value="0.262406015037594" calcext:value-type="float">
            <text:p>0,262406015</text:p>
          </table:table-cell>
          <table:table-cell table:formula="of:=(([.B294]-[.$G$6])/([.$G$5]-[.$G$6]))" office:value-type="float" office:value="0.785" calcext:value-type="float">
            <text:p>0,7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</text:p>
          </table:table-cell>
          <table:table-cell table:number-columns-repeated="4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([.A296]-[.$G$3])/([.$G$2]-[.$G$3]))" office:value-type="float" office:value="0.262600946811473" calcext:value-type="float">
            <text:p>0,2626009468</text:p>
          </table:table-cell>
          <table:table-cell table:formula="of:=(([.B296]-[.$G$6])/([.$G$5]-[.$G$6]))" office:value-type="float" office:value="0.7025" calcext:value-type="float">
            <text:p>0,7025</text:p>
          </table:table-cell>
          <table:table-cell table:number-columns-repeated="2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(([.A297]-[.$G$3])/([.$G$2]-[.$G$3]))" office:value-type="float" office:value="0.192425508214982" calcext:value-type="float">
            <text:p>0,1924255082</text:p>
          </table:table-cell>
          <table:table-cell table:formula="of:=(([.B297]-[.$G$6])/([.$G$5]-[.$G$6]))" office:value-type="float" office:value="0.845" calcext:value-type="float">
            <text:p>0,845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([.A298]-[.$G$3])/([.$G$2]-[.$G$3]))" office:value-type="float" office:value="0.227318295739348" calcext:value-type="float">
            <text:p>0,2273182957</text:p>
          </table:table-cell>
          <table:table-cell table:formula="of:=(([.B298]-[.$G$6])/([.$G$5]-[.$G$6]))" office:value-type="float" office:value="0.775" calcext:value-type="float">
            <text:p>0,77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(([.A299]-[.$G$3])/([.$G$2]-[.$G$3]))" office:value-type="float" office:value="0.262406015037594" calcext:value-type="float">
            <text:p>0,262406015</text:p>
          </table:table-cell>
          <table:table-cell table:formula="of:=(([.B299]-[.$G$6])/([.$G$5]-[.$G$6]))" office:value-type="float" office:value="0.7075" calcext:value-type="float">
            <text:p>0,70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([.A301]-[.$G$3])/([.$G$2]-[.$G$3]))" office:value-type="float" office:value="0.29749373433584" calcext:value-type="float">
            <text:p>0,2974937343</text:p>
          </table:table-cell>
          <table:table-cell table:formula="of:=(([.B301]-[.$G$6])/([.$G$5]-[.$G$6]))" office:value-type="float" office:value="0.7625" calcext:value-type="float">
            <text:p>0,7625</text:p>
          </table:table-cell>
          <table:table-cell table:number-columns-repeated="2"/>
        </table:table-row>
        <table:table-row table:style-name="ro1">
          <table:table-cell office:value-type="float" office:value="44.125" calcext:value-type="float">
            <text:p>44,125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(([.A302]-[.$G$3])/([.$G$2]-[.$G$3]))" office:value-type="float" office:value="0.245300751879699" calcext:value-type="float">
            <text:p>0,2453007519</text:p>
          </table:table-cell>
          <table:table-cell table:formula="of:=(([.B302]-[.$G$6])/([.$G$5]-[.$G$6]))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([.A303]-[.$G$3])/([.$G$2]-[.$G$3]))" office:value-type="float" office:value="0.262600946811473" calcext:value-type="float">
            <text:p>0,2626009468</text:p>
          </table:table-cell>
          <table:table-cell table:formula="of:=(([.B303]-[.$G$6])/([.$G$5]-[.$G$6]))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([.A305]-[.$G$3])/([.$G$2]-[.$G$3]))" office:value-type="float" office:value="0.227318295739348" calcext:value-type="float">
            <text:p>0,2273182957</text:p>
          </table:table-cell>
          <table:table-cell table:formula="of:=(([.B305]-[.$G$6])/([.$G$5]-[.$G$6]))" office:value-type="float" office:value="0.7375" calcext:value-type="float">
            <text:p>0,7375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(([.A306]-[.$G$3])/([.$G$2]-[.$G$3]))" office:value-type="float" office:value="0.29749373433584" calcext:value-type="float">
            <text:p>0,2974937343</text:p>
          </table:table-cell>
          <table:table-cell table:formula="of:=(([.B306]-[.$G$6])/([.$G$5]-[.$G$6]))" office:value-type="float" office:value="0.69" calcext:value-type="float">
            <text:p>0,69</text:p>
          </table:table-cell>
          <table:table-cell table:number-columns-repeated="2"/>
        </table:table-row>
        <table:table-row table:style-name="ro1">
          <table:table-cell office:value-type="float" office:value="47.0909090909091" calcext:value-type="float">
            <text:p>47,0909090909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(([.A307]-[.$G$3])/([.$G$2]-[.$G$3]))" office:value-type="float" office:value="0.297334244702666" calcext:value-type="float">
            <text:p>0,2973342447</text:p>
          </table:table-cell>
          <table:table-cell table:formula="of:=(([.B307]-[.$G$6])/([.$G$5]-[.$G$6]))" office:value-type="float" office:value="0.695" calcext:value-type="float">
            <text:p>0,695</text:p>
          </table:table-cell>
          <table:table-cell table:number-columns-repeated="2"/>
        </table:table-row>
        <table:table-row table:style-name="ro1">
          <table:table-cell office:value-type="float" office:value="45.0909090909091" calcext:value-type="float">
            <text:p>45,0909090909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([.A308]-[.$G$3])/([.$G$2]-[.$G$3]))" office:value-type="float" office:value="0.26224652540442" calcext:value-type="float">
            <text:p>0,2622465254</text:p>
          </table:table-cell>
          <table:table-cell table:formula="of:=(([.B308]-[.$G$6])/([.$G$5]-[.$G$6]))" office:value-type="float" office:value="0.72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float" office:value="43.1111111111111" calcext:value-type="float">
            <text:p>43,1111111111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(([.A309]-[.$G$3])/([.$G$2]-[.$G$3]))" office:value-type="float" office:value="0.227513227513228" calcext:value-type="float">
            <text:p>0,2275132275</text:p>
          </table:table-cell>
          <table:table-cell table:formula="of:=(([.B309]-[.$G$6])/([.$G$5]-[.$G$6]))" office:value-type="float" office:value="0.7325" calcext:value-type="float">
            <text:p>0,7325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([.A310]-[.$G$3])/([.$G$2]-[.$G$3]))" office:value-type="float" office:value="0.262600946811473" calcext:value-type="float">
            <text:p>0,2626009468</text:p>
          </table:table-cell>
          <table:table-cell table:formula="of:=(([.B310]-[.$G$6])/([.$G$5]-[.$G$6]))"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(([.A311]-[.$G$3])/([.$G$2]-[.$G$3]))" office:value-type="float" office:value="0.262406015037594" calcext:value-type="float">
            <text:p>0,262406015</text:p>
          </table:table-cell>
          <table:table-cell table:formula="of:=(([.B311]-[.$G$6])/([.$G$5]-[.$G$6]))" office:value-type="float" office:value="0.715" calcext:value-type="float">
            <text:p>0,7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.0833333333333" calcext:value-type="float">
            <text:p>41,0833333333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([.A313]-[.$G$3])/([.$G$2]-[.$G$3]))" office:value-type="float" office:value="0.191938178780284" calcext:value-type="float">
            <text:p>0,1919381788</text:p>
          </table:table-cell>
          <table:table-cell table:formula="of:=(([.B313]-[.$G$6])/([.$G$5]-[.$G$6]))" office:value-type="float" office:value="0.7475" calcext:value-type="float">
            <text:p>0,7475</text:p>
          </table:table-cell>
          <table:table-cell table:number-columns-repeated="2"/>
        </table:table-row>
        <table:table-row table:style-name="ro1">
          <table:table-cell office:value-type="float" office:value="45.0714285714286" calcext:value-type="float">
            <text:p>45,0714285714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(([.A314]-[.$G$3])/([.$G$2]-[.$G$3]))" office:value-type="float" office:value="0.261904761904762" calcext:value-type="float">
            <text:p>0,2619047619</text:p>
          </table:table-cell>
          <table:table-cell table:formula="of:=(([.B314]-[.$G$6])/([.$G$5]-[.$G$6]))" office:value-type="float" office:value="0.6775" calcext:value-type="float">
            <text:p>0,6775</text:p>
          </table:table-cell>
          <table:table-cell table:number-columns-repeated="2"/>
        </table:table-row>
        <table:table-row table:style-name="ro1">
          <table:table-cell office:value-type="float" office:value="43.0714285714286" calcext:value-type="float">
            <text:p>43,0714285714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(([.A315]-[.$G$3])/([.$G$2]-[.$G$3]))" office:value-type="float" office:value="0.226817042606516" calcext:value-type="float">
            <text:p>0,2268170426</text:p>
          </table:table-cell>
          <table:table-cell table:formula="of:=(([.B315]-[.$G$6])/([.$G$5]-[.$G$6]))" office:value-type="float" office:value="0.6975" calcext:value-type="float">
            <text:p>0,69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.1" calcext:value-type="float">
            <text:p>53,1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(([.A317]-[.$G$3])/([.$G$2]-[.$G$3]))" office:value-type="float" office:value="0.402756892230577" calcext:value-type="float">
            <text:p>0,4027568922</text:p>
          </table:table-cell>
          <table:table-cell table:formula="of:=(([.B317]-[.$G$6])/([.$G$5]-[.$G$6]))" office:value-type="float" office:value="0.705" calcext:value-type="float">
            <text:p>0,70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([.A318]-[.$G$3])/([.$G$2]-[.$G$3]))" office:value-type="float" office:value="0.332581453634085" calcext:value-type="float">
            <text:p>0,3325814536</text:p>
          </table:table-cell>
          <table:table-cell table:formula="of:=(([.B318]-[.$G$6])/([.$G$5]-[.$G$6]))" office:value-type="float" office:value="0.7225" calcext:value-type="float">
            <text:p>0,7225</text:p>
          </table:table-cell>
          <table:table-cell table:number-columns-repeated="2"/>
        </table:table-row>
        <table:table-row table:style-name="ro1">
          <table:table-cell office:value-type="float" office:value="51.1" calcext:value-type="float">
            <text:p>51,1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(([.A319]-[.$G$3])/([.$G$2]-[.$G$3]))" office:value-type="float" office:value="0.367669172932331" calcext:value-type="float">
            <text:p>0,3676691729</text:p>
          </table:table-cell>
          <table:table-cell table:formula="of:=(([.B319]-[.$G$6])/([.$G$5]-[.$G$6]))" office:value-type="float" office:value="0.7075" calcext:value-type="float">
            <text:p>0,7075</text:p>
          </table:table-cell>
          <table:table-cell table:number-columns-repeated="2"/>
        </table:table-row>
        <table:table-row table:style-name="ro1">
          <table:table-cell office:value-type="float" office:value="51.0909090909091" calcext:value-type="float">
            <text:p>51,0909090909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(([.A320]-[.$G$3])/([.$G$2]-[.$G$3]))" office:value-type="float" office:value="0.367509683299157" calcext:value-type="float">
            <text:p>0,3675096833</text:p>
          </table:table-cell>
          <table:table-cell table:formula="of:=(([.B320]-[.$G$6])/([.$G$5]-[.$G$6]))" office:value-type="float" office:value="0.7125" calcext:value-type="float">
            <text:p>0,7125</text:p>
          </table:table-cell>
          <table:table-cell table:number-columns-repeated="2"/>
        </table:table-row>
        <table:table-row table:style-name="ro1">
          <table:table-cell office:value-type="float" office:value="49.1111111111111" calcext:value-type="float">
            <text:p>49,1111111111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(([.A321]-[.$G$3])/([.$G$2]-[.$G$3]))" office:value-type="float" office:value="0.332776385407964" calcext:value-type="float">
            <text:p>0,3327763854</text:p>
          </table:table-cell>
          <table:table-cell table:formula="of:=(([.B321]-[.$G$6])/([.$G$5]-[.$G$6]))" office:value-type="float" office:value="0.7175" calcext:value-type="float">
            <text:p>0,71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.125" calcext:value-type="float">
            <text:p>41,125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(([.A323]-[.$G$3])/([.$G$2]-[.$G$3]))" office:value-type="float" office:value="0.192669172932331" calcext:value-type="float">
            <text:p>0,1926691729</text:p>
          </table:table-cell>
          <table:table-cell table:formula="of:=(([.B323]-[.$G$6])/([.$G$5]-[.$G$6]))" office:value-type="float" office:value="0.695" calcext:value-type="float">
            <text:p>0,695</text:p>
          </table:table-cell>
          <table:table-cell table:number-columns-repeated="2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(([.A324]-[.$G$3])/([.$G$2]-[.$G$3]))" office:value-type="float" office:value="0.192425508214982" calcext:value-type="float">
            <text:p>0,1924255082</text:p>
          </table:table-cell>
          <table:table-cell table:formula="of:=(([.B324]-[.$G$6])/([.$G$5]-[.$G$6]))"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.1111111111111" calcext:value-type="float">
            <text:p>49,1111111111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(([.A326]-[.$G$3])/([.$G$2]-[.$G$3]))" office:value-type="float" office:value="0.332776385407964" calcext:value-type="float">
            <text:p>0,3327763854</text:p>
          </table:table-cell>
          <table:table-cell table:formula="of:=(([.B326]-[.$G$6])/([.$G$5]-[.$G$6]))" office:value-type="float" office:value="0.6775" calcext:value-type="float">
            <text:p>0,677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([.A327]-[.$G$3])/([.$G$2]-[.$G$3]))" office:value-type="float" office:value="0.262406015037594" calcext:value-type="float">
            <text:p>0,262406015</text:p>
          </table:table-cell>
          <table:table-cell table:formula="of:=(([.B327]-[.$G$6])/([.$G$5]-[.$G$6]))" office:value-type="float" office:value="0.825" calcext:value-type="float">
            <text:p>0,825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(([.A328]-[.$G$3])/([.$G$2]-[.$G$3]))" office:value-type="float" office:value="0.332581453634085" calcext:value-type="float">
            <text:p>0,3325814536</text:p>
          </table:table-cell>
          <table:table-cell table:formula="of:=(([.B328]-[.$G$6])/([.$G$5]-[.$G$6]))" office:value-type="float" office:value="0.6825" calcext:value-type="float">
            <text:p>0,6825</text:p>
          </table:table-cell>
          <table:table-cell table:number-columns-repeated="2"/>
        </table:table-row>
        <table:table-row table:style-name="ro1">
          <table:table-cell office:value-type="float" office:value="47.1111111111111" calcext:value-type="float">
            <text:p>47,111111111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(([.A329]-[.$G$3])/([.$G$2]-[.$G$3]))" office:value-type="float" office:value="0.297688666109719" calcext:value-type="float">
            <text:p>0,2976886661</text:p>
          </table:table-cell>
          <table:table-cell table:formula="of:=(([.B329]-[.$G$6])/([.$G$5]-[.$G$6]))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,1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([.A330]-[.$G$3])/([.$G$2]-[.$G$3]))" office:value-type="float" office:value="0.29749373433584" calcext:value-type="float">
            <text:p>0,2974937343</text:p>
          </table:table-cell>
          <table:table-cell table:formula="of:=(([.B330]-[.$G$6])/([.$G$5]-[.$G$6]))" office:value-type="float" office:value="0.735" calcext:value-type="float">
            <text:p>0,735</text:p>
          </table:table-cell>
          <table:table-cell table:number-columns-repeated="2"/>
        </table:table-row>
        <table:table-row table:style-name="ro1">
          <table:table-cell office:value-type="float" office:value="45.125" calcext:value-type="float">
            <text:p>45,125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([.A331]-[.$G$3])/([.$G$2]-[.$G$3]))" office:value-type="float" office:value="0.262844611528822" calcext:value-type="float">
            <text:p>0,2628446115</text:p>
          </table:table-cell>
          <table:table-cell table:formula="of:=(([.B331]-[.$G$6])/([.$G$5]-[.$G$6]))" office:value-type="float" office:value="0.7475" calcext:value-type="float">
            <text:p>0,7475</text:p>
          </table:table-cell>
          <table:table-cell table:number-columns-repeated="2"/>
        </table:table-row>
        <table:table-row table:style-name="ro1">
          <table:table-cell office:value-type="float" office:value="45.1111111111111" calcext:value-type="float">
            <text:p>45,1111111111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(([.A332]-[.$G$3])/([.$G$2]-[.$G$3]))" office:value-type="float" office:value="0.262600946811473" calcext:value-type="float">
            <text:p>0,2626009468</text:p>
          </table:table-cell>
          <table:table-cell table:formula="of:=(([.B332]-[.$G$6])/([.$G$5]-[.$G$6]))" office:value-type="float" office:value="0.7525" calcext:value-type="float">
            <text:p>0,75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(([.A334]-[.$G$3])/([.$G$2]-[.$G$3]))" office:value-type="float" office:value="0.227318295739348" calcext:value-type="float">
            <text:p>0,2273182957</text:p>
          </table:table-cell>
          <table:table-cell table:formula="of:=(([.B334]-[.$G$6])/([.$G$5]-[.$G$6]))" office:value-type="float" office:value="0.7175" calcext:value-type="float">
            <text:p>0,7175</text:p>
          </table:table-cell>
          <table:table-cell table:number-columns-repeated="2"/>
        </table:table-row>
        <table:table-row table:style-name="ro1">
          <table:table-cell office:value-type="float" office:value="41.1" calcext:value-type="float">
            <text:p>41,1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([.A335]-[.$G$3])/([.$G$2]-[.$G$3]))" office:value-type="float" office:value="0.192230576441103" calcext:value-type="float">
            <text:p>0,1922305764</text:p>
          </table:table-cell>
          <table:table-cell table:formula="of:=(([.B335]-[.$G$6])/([.$G$5]-[.$G$6]))" office:value-type="float" office:value="0.745" calcext:value-type="float">
            <text:p>0,745</text:p>
          </table:table-cell>
          <table:table-cell table:number-columns-repeated="2"/>
        </table:table-row>
        <table:table-row table:style-name="ro1">
          <table:table-cell office:value-type="float" office:value="41.1111111111111" calcext:value-type="float">
            <text:p>41,1111111111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([.A336]-[.$G$3])/([.$G$2]-[.$G$3]))" office:value-type="float" office:value="0.192425508214982" calcext:value-type="float">
            <text:p>0,1924255082</text:p>
          </table:table-cell>
          <table:table-cell table:formula="of:=(([.B336]-[.$G$6])/([.$G$5]-[.$G$6]))" office:value-type="float" office:value="0.7275" calcext:value-type="float">
            <text:p>0,72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.0909090909091" calcext:value-type="float">
            <text:p>43,0909090909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([.A338]-[.$G$3])/([.$G$2]-[.$G$3]))" office:value-type="float" office:value="0.227158806106175" calcext:value-type="float">
            <text:p>0,2271588061</text:p>
          </table:table-cell>
          <table:table-cell table:formula="of:=(([.B338]-[.$G$6])/([.$G$5]-[.$G$6]))" office:value-type="float" office:value="0.755" calcext:value-type="float">
            <text:p>0,755</text:p>
          </table:table-cell>
          <table:table-cell table:number-columns-repeated="2"/>
        </table:table-row>
        <table:table-row table:style-name="ro1">
          <table:table-cell office:value-type="float" office:value="39.1" calcext:value-type="float">
            <text:p>39,1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(([.A339]-[.$G$3])/([.$G$2]-[.$G$3]))" office:value-type="float" office:value="0.157142857142857" calcext:value-type="float">
            <text:p>0,1571428571</text:p>
          </table:table-cell>
          <table:table-cell table:formula="of:=(([.B339]-[.$G$6])/([.$G$5]-[.$G$6]))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office:value-type="float" office:value="43.0833333333333" calcext:value-type="float">
            <text:p>43,0833333333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([.A340]-[.$G$3])/([.$G$2]-[.$G$3]))" office:value-type="float" office:value="0.22702589807853" calcext:value-type="float">
            <text:p>0,2270258981</text:p>
          </table:table-cell>
          <table:table-cell table:formula="of:=(([.B340]-[.$G$6])/([.$G$5]-[.$G$6]))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float" office:value="40.125" calcext:value-type="float">
            <text:p>40,125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(([.A341]-[.$G$3])/([.$G$2]-[.$G$3]))" office:value-type="float" office:value="0.175125313283208" calcext:value-type="float">
            <text:p>0,1751253133</text:p>
          </table:table-cell>
          <table:table-cell table:formula="of:=(([.B341]-[.$G$6])/([.$G$5]-[.$G$6]))" office:value-type="float" office:value="0.765" calcext:value-type="float">
            <text:p>0,765</text:p>
          </table:table-cell>
          <table:table-cell table:number-columns-repeated="2"/>
        </table:table-row>
        <table:table-row table:style-name="ro1">
          <table:table-cell office:value-type="float" office:value="40.1111111111111" calcext:value-type="float">
            <text:p>40,1111111111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([.A342]-[.$G$3])/([.$G$2]-[.$G$3]))" office:value-type="float" office:value="0.174881648565859" calcext:value-type="float">
            <text:p>0,1748816486</text:p>
          </table:table-cell>
          <table:table-cell table:formula="of:=(([.B342]-[.$G$6])/([.$G$5]-[.$G$6]))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office:value-type="float" office:value="39.1111111111111" calcext:value-type="float">
            <text:p>39,1111111111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([.A343]-[.$G$3])/([.$G$2]-[.$G$3]))" office:value-type="float" office:value="0.157337788916736" calcext:value-type="float">
            <text:p>0,1573377889</text:p>
          </table:table-cell>
          <table:table-cell table:formula="of:=(([.B343]-[.$G$6])/([.$G$5]-[.$G$6]))" office:value-type="float" office:value="0.825" calcext:value-type="float">
            <text:p>0,8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.0909090909091" calcext:value-type="float">
            <text:p>50,090909090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(([.A345]-[.$G$3])/([.$G$2]-[.$G$3]))" office:value-type="float" office:value="0.349965823650034" calcext:value-type="float">
            <text:p>0,3499658237</text:p>
          </table:table-cell>
          <table:table-cell table:formula="of:=(([.B345]-[.$G$6])/([.$G$5]-[.$G$6]))" office:value-type="float" office:value="0.8375" calcext:value-type="float">
            <text:p>0,8375</text:p>
          </table:table-cell>
          <table:table-cell table:number-columns-repeated="2"/>
        </table:table-row>
        <table:table-row table:style-name="ro1">
          <table:table-cell office:value-type="float" office:value="40.125" calcext:value-type="float">
            <text:p>40,125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(([.A346]-[.$G$3])/([.$G$2]-[.$G$3]))" office:value-type="float" office:value="0.175125313283208" calcext:value-type="float">
            <text:p>0,1751253133</text:p>
          </table:table-cell>
          <table:table-cell table:formula="of:=(([.B346]-[.$G$6])/([.$G$5]-[.$G$6]))" office:value-type="float" office:value="0.995" calcext:value-type="float">
            <text:p>0,995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,1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(([.A347]-[.$G$3])/([.$G$2]-[.$G$3]))" office:value-type="float" office:value="0.315037593984962" calcext:value-type="float">
            <text:p>0,315037594</text:p>
          </table:table-cell>
          <table:table-cell table:formula="of:=(([.B347]-[.$G$6])/([.$G$5]-[.$G$6]))" office:value-type="float" office:value="0.8975" calcext:value-type="float">
            <text:p>0,8975</text:p>
          </table:table-cell>
          <table:table-cell table:number-columns-repeated="2"/>
        </table:table-row>
        <table:table-row table:style-name="ro1">
          <table:table-cell office:value-type="float" office:value="42.1111111111111" calcext:value-type="float">
            <text:p>42,1111111111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(([.A348]-[.$G$3])/([.$G$2]-[.$G$3]))" office:value-type="float" office:value="0.209969367864105" calcext:value-type="float">
            <text:p>0,2099693679</text:p>
          </table:table-cell>
          <table:table-cell table:formula="of:=(([.B348]-[.$G$6])/([.$G$5]-[.$G$6]))" office:value-type="float" office:value="0.9375" calcext:value-type="float">
            <text:p>0,9375</text:p>
          </table:table-cell>
          <table:table-cell table:number-columns-repeated="2"/>
        </table:table-row>
        <table:table-row table:style-name="ro1">
          <table:table-cell office:value-type="float" office:value="44.1111111111111" calcext:value-type="float">
            <text:p>44,1111111111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(([.A349]-[.$G$3])/([.$G$2]-[.$G$3]))" office:value-type="float" office:value="0.24505708716235" calcext:value-type="float">
            <text:p>0,2450570872</text:p>
          </table:table-cell>
          <table:table-cell table:formula="of:=(([.B349]-[.$G$6])/([.$G$5]-[.$G$6]))" office:value-type="float" office:value="0.935" calcext:value-type="float">
            <text:p>0,9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7.1428571428571" calcext:value-type="float">
            <text:p>87,1428571429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(([.A351]-[.$G$3])/([.$G$2]-[.$G$3]))" office:value-type="float" office:value="1" calcext:value-type="float">
            <text:p>1</text:p>
          </table:table-cell>
          <table:table-cell table:formula="of:=(([.B351]-[.$G$6])/([.$G$5]-[.$G$6]))" office:value-type="float" office:value="0.0175" calcext:value-type="float">
            <text:p>0,0175</text:p>
          </table:table-cell>
          <table:table-cell table:number-columns-repeated="2"/>
        </table:table-row>
        <table:table-row table:style-name="ro1">
          <table:table-cell office:value-type="float" office:value="34.125" calcext:value-type="float">
            <text:p>34,125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([.A352]-[.$G$3])/([.$G$2]-[.$G$3]))" office:value-type="float" office:value="0.0698621553884712" calcext:value-type="float">
            <text:p>0,0698621554</text:p>
          </table:table-cell>
          <table:table-cell table:formula="of:=(([.B352]-[.$G$6])/([.$G$5]-[.$G$6]))"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float" office:value="83.1428571428571" calcext:value-type="float">
            <text:p>83,1428571429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(([.A353]-[.$G$3])/([.$G$2]-[.$G$3]))" office:value-type="float" office:value="0.929824561403509" calcext:value-type="float">
            <text:p>0,9298245614</text:p>
          </table:table-cell>
          <table:table-cell table:formula="of:=(([.B353]-[.$G$6])/([.$G$5]-[.$G$6]))" office:value-type="float" office:value="0.2675" calcext:value-type="float">
            <text:p>0,2675</text:p>
          </table:table-cell>
          <table:table-cell table:number-columns-repeated="2"/>
        </table:table-row>
        <table:table-row table:style-name="ro1">
          <table:table-cell office:value-type="float" office:value="38.1111111111111" calcext:value-type="float">
            <text:p>38,111111111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([.A354]-[.$G$3])/([.$G$2]-[.$G$3]))" office:value-type="float" office:value="0.139793929267614" calcext:value-type="float">
            <text:p>0,1397939293</text:p>
          </table:table-cell>
          <table:table-cell table:formula="of:=(([.B354]-[.$G$6])/([.$G$5]-[.$G$6]))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36.1111111111111" calcext:value-type="float">
            <text:p>36,1111111111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([.A355]-[.$G$3])/([.$G$2]-[.$G$3]))" office:value-type="float" office:value="0.104706209969368" calcext:value-type="float">
            <text:p>0,10470621</text:p>
          </table:table-cell>
          <table:table-cell table:formula="of:=(([.B355]-[.$G$6])/([.$G$5]-[.$G$6]))" office:value-type="float" office:value="0.8025" calcext:value-type="float">
            <text:p>0,80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.1111111111111" calcext:value-type="float">
            <text:p>55,1111111111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(([.A357]-[.$G$3])/([.$G$2]-[.$G$3]))" office:value-type="float" office:value="0.438039543302701" calcext:value-type="float">
            <text:p>0,4380395433</text:p>
          </table:table-cell>
          <table:table-cell table:formula="of:=(([.B357]-[.$G$6])/([.$G$5]-[.$G$6]))" office:value-type="float" office:value="0.6475" calcext:value-type="float">
            <text:p>0,6475</text:p>
          </table:table-cell>
          <table:table-cell table:number-columns-repeated="2"/>
        </table:table-row>
        <table:table-row table:style-name="ro1">
          <table:table-cell office:value-type="float" office:value="51.1" calcext:value-type="float">
            <text:p>51,1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([.A358]-[.$G$3])/([.$G$2]-[.$G$3]))" office:value-type="float" office:value="0.367669172932331" calcext:value-type="float">
            <text:p>0,3676691729</text:p>
          </table:table-cell>
          <table:table-cell table:formula="of:=(([.B358]-[.$G$6])/([.$G$5]-[.$G$6]))" office:value-type="float" office:value="0.6925" calcext:value-type="float">
            <text:p>0,6925</text:p>
          </table:table-cell>
          <table:table-cell table:number-columns-repeated="2"/>
        </table:table-row>
        <table:table-row table:style-name="ro1">
          <table:table-cell office:value-type="float" office:value="53.0909090909091" calcext:value-type="float">
            <text:p>53,0909090909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(([.A359]-[.$G$3])/([.$G$2]-[.$G$3]))" office:value-type="float" office:value="0.402597402597403" calcext:value-type="float">
            <text:p>0,4025974026</text:p>
          </table:table-cell>
          <table:table-cell table:formula="of:=(([.B359]-[.$G$6])/([.$G$5]-[.$G$6]))" office:value-type="float" office:value="0.6775" calcext:value-type="float">
            <text:p>0,6775</text:p>
          </table:table-cell>
          <table:table-cell table:number-columns-repeated="2"/>
        </table:table-row>
        <table:table-row table:style-name="ro1">
          <table:table-cell office:value-type="float" office:value="55.0909090909091" calcext:value-type="float">
            <text:p>55,0909090909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(([.A360]-[.$G$3])/([.$G$2]-[.$G$3]))" office:value-type="float" office:value="0.437685121895648" calcext:value-type="float">
            <text:p>0,4376851219</text:p>
          </table:table-cell>
          <table:table-cell table:formula="of:=(([.B360]-[.$G$6])/([.$G$5]-[.$G$6]))" office:value-type="float" office:value="0.6575" calcext:value-type="float">
            <text:p>0,6575</text:p>
          </table:table-cell>
          <table:table-cell table:number-columns-repeated="2"/>
        </table:table-row>
        <table:table-row table:style-name="ro1">
          <table:table-cell office:value-type="float" office:value="53.1" calcext:value-type="float">
            <text:p>53,1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(([.A361]-[.$G$3])/([.$G$2]-[.$G$3]))" office:value-type="float" office:value="0.402756892230577" calcext:value-type="float">
            <text:p>0,4027568922</text:p>
          </table:table-cell>
          <table:table-cell table:formula="of:=(([.B361]-[.$G$6])/([.$G$5]-[.$G$6]))" office:value-type="float" office:value="0.6725" calcext:value-type="float">
            <text:p>0,6725</text:p>
          </table:table-cell>
          <table:table-cell table:number-columns-repeated="2"/>
        </table:table-row>
        <table:table-row table:style-name="ro1">
          <table:table-cell office:value-type="float" office:value="55.1" calcext:value-type="float">
            <text:p>55,1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(([.A362]-[.$G$3])/([.$G$2]-[.$G$3]))" office:value-type="float" office:value="0.437844611528822" calcext:value-type="float">
            <text:p>0,4378446115</text:p>
          </table:table-cell>
          <table:table-cell table:formula="of:=(([.B362]-[.$G$6])/([.$G$5]-[.$G$6]))" office:value-type="float" office:value="0.6525" calcext:value-type="float">
            <text:p>0,65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(([.A364]-[.$G$3])/([.$G$2]-[.$G$3]))" office:value-type="float" office:value="0.262406015037594" calcext:value-type="float">
            <text:p>0,262406015</text:p>
          </table:table-cell>
          <table:table-cell table:formula="of:=(([.B364]-[.$G$6])/([.$G$5]-[.$G$6]))" office:value-type="float" office:value="0.74" calcext:value-type="float">
            <text:p>0,7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(([.A366]-[.$G$3])/([.$G$2]-[.$G$3]))" office:value-type="float" office:value="0.332581453634085" calcext:value-type="float">
            <text:p>0,3325814536</text:p>
          </table:table-cell>
          <table:table-cell table:formula="of:=(([.B366]-[.$G$6])/([.$G$5]-[.$G$6]))" office:value-type="float" office:value="0.7175" calcext:value-type="float">
            <text:p>0,7175</text:p>
          </table:table-cell>
          <table:table-cell table:number-columns-repeated="2"/>
        </table:table-row>
        <table:table-row table:style-name="ro1">
          <table:table-cell office:value-type="float" office:value="53.0909090909091" calcext:value-type="float">
            <text:p>53,090909090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(([.A367]-[.$G$3])/([.$G$2]-[.$G$3]))" office:value-type="float" office:value="0.402597402597403" calcext:value-type="float">
            <text:p>0,4025974026</text:p>
          </table:table-cell>
          <table:table-cell table:formula="of:=(([.B367]-[.$G$6])/([.$G$5]-[.$G$6]))" office:value-type="float" office:value="0.6825" calcext:value-type="float">
            <text:p>0,6825</text:p>
          </table:table-cell>
          <table:table-cell table:number-columns-repeated="2"/>
        </table:table-row>
        <table:table-row table:style-name="ro1">
          <table:table-cell office:value-type="float" office:value="51.0909090909091" calcext:value-type="float">
            <text:p>51,0909090909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([.A368]-[.$G$3])/([.$G$2]-[.$G$3]))" office:value-type="float" office:value="0.367509683299157" calcext:value-type="float">
            <text:p>0,3675096833</text:p>
          </table:table-cell>
          <table:table-cell table:formula="of:=(([.B368]-[.$G$6])/([.$G$5]-[.$G$6]))" office:value-type="float" office:value="0.7025" calcext:value-type="float">
            <text:p>0,7025</text:p>
          </table:table-cell>
          <table:table-cell table:number-columns-repeated="2"/>
        </table:table-row>
        <table:table-row table:style-name="ro1">
          <table:table-cell office:value-type="float" office:value="51.1" calcext:value-type="float">
            <text:p>51,1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(([.A369]-[.$G$3])/([.$G$2]-[.$G$3]))" office:value-type="float" office:value="0.367669172932331" calcext:value-type="float">
            <text:p>0,3676691729</text:p>
          </table:table-cell>
          <table:table-cell table:formula="of:=(([.B369]-[.$G$6])/([.$G$5]-[.$G$6]))" office:value-type="float" office:value="0.6975" calcext:value-type="float">
            <text:p>0,69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.1" calcext:value-type="float">
            <text:p>44,1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(([.A371]-[.$G$3])/([.$G$2]-[.$G$3]))" office:value-type="float" office:value="0.244862155388471" calcext:value-type="float">
            <text:p>0,2448621554</text:p>
          </table:table-cell>
          <table:table-cell table:formula="of:=(([.B371]-[.$G$6])/([.$G$5]-[.$G$6]))" office:value-type="float" office:value="0.815" calcext:value-type="float">
            <text:p>0,815</text:p>
          </table:table-cell>
          <table:table-cell table:number-columns-repeated="2"/>
        </table:table-row>
        <table:table-row table:style-name="ro1">
          <table:table-cell office:value-type="float" office:value="53.1" calcext:value-type="float">
            <text:p>53,1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([.A372]-[.$G$3])/([.$G$2]-[.$G$3]))" office:value-type="float" office:value="0.402756892230577" calcext:value-type="float">
            <text:p>0,4027568922</text:p>
          </table:table-cell>
          <table:table-cell table:formula="of:=(([.B372]-[.$G$6])/([.$G$5]-[.$G$6]))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([.A373]-[.$G$3])/([.$G$2]-[.$G$3]))" office:value-type="float" office:value="0.332581453634085" calcext:value-type="float">
            <text:p>0,3325814536</text:p>
          </table:table-cell>
          <table:table-cell table:formula="of:=(([.B373]-[.$G$6])/([.$G$5]-[.$G$6]))" office:value-type="float" office:value="0.7825" calcext:value-type="float">
            <text:p>0,7825</text:p>
          </table:table-cell>
          <table:table-cell table:number-columns-repeated="2"/>
        </table:table-row>
      </table:table>
      <table:table table:name="Planilh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B</text:p>
          </table:table-cell>
        </table:table-row>
        <table:table-row table:style-name="ro1">
          <table:table-cell office:value-type="float" office:value="0.256185" calcext:value-type="float">
            <text:p>0,256185</text:p>
          </table:table-cell>
          <table:table-cell office:value-type="float" office:value="0.199957" calcext:value-type="float">
            <text:p>0,199957</text:p>
          </table:table-cell>
          <table:table-cell office:value-type="float" office:value="0.265507" calcext:value-type="float">
            <text:p>0,265507</text:p>
          </table:table-cell>
          <table:table-cell office:value-type="float" office:value="0.21227" calcext:value-type="float">
            <text:p>0,21227</text:p>
          </table:table-cell>
          <table:table-cell office:value-type="float" office:value="0.243887" calcext:value-type="float">
            <text:p>0,243887</text:p>
          </table:table-cell>
        </table:table-row>
        <table:table-row table:style-name="ro1">
          <table:table-cell office:value-type="float" office:value="0.261885" calcext:value-type="float">
            <text:p>0,261885</text:p>
          </table:table-cell>
          <table:table-cell office:value-type="float" office:value="0.224966" calcext:value-type="float">
            <text:p>0,224966</text:p>
          </table:table-cell>
          <table:table-cell office:value-type="float" office:value="0.184036" calcext:value-type="float">
            <text:p>0,184036</text:p>
          </table:table-cell>
          <table:table-cell office:value-type="float" office:value="0.215932" calcext:value-type="float">
            <text:p>0,215932</text:p>
          </table:table-cell>
          <table:table-cell office:value-type="float" office:value="0.187139" calcext:value-type="float">
            <text:p>0,187139</text:p>
          </table:table-cell>
        </table:table-row>
        <table:table-row table:style-name="ro1">
          <table:table-cell office:value-type="float" office:value="0.306557" calcext:value-type="float">
            <text:p>0,306557</text:p>
          </table:table-cell>
          <table:table-cell office:value-type="float" office:value="0.264122" calcext:value-type="float">
            <text:p>0,264122</text:p>
          </table:table-cell>
          <table:table-cell office:value-type="float" office:value="0.173111" calcext:value-type="float">
            <text:p>0,173111</text:p>
          </table:table-cell>
          <table:table-cell office:value-type="float" office:value="0.185851" calcext:value-type="float">
            <text:p>0,185851</text:p>
          </table:table-cell>
          <table:table-cell office:value-type="float" office:value="0.248268" calcext:value-type="float">
            <text:p>0,248268</text:p>
          </table:table-cell>
        </table:table-row>
        <table:table-row table:style-name="ro1">
          <table:table-cell office:value-type="float" office:value="0.068787" calcext:value-type="float">
            <text:p>0,068787</text:p>
          </table:table-cell>
          <table:table-cell office:value-type="float" office:value="0.156395" calcext:value-type="float">
            <text:p>0,156395</text:p>
          </table:table-cell>
          <table:table-cell office:value-type="float" office:value="0.088907" calcext:value-type="float">
            <text:p>0,088907</text:p>
          </table:table-cell>
          <table:table-cell office:value-type="float" office:value="0.262341" calcext:value-type="float">
            <text:p>0,262341</text:p>
          </table:table-cell>
          <table:table-cell office:value-type="float" office:value="0.268862" calcext:value-type="float">
            <text:p>0,268862</text:p>
          </table:table-cell>
        </table:table-row>
        <table:table-row table:style-name="ro1">
          <table:table-cell office:value-type="float" office:value="0.25084" calcext:value-type="float">
            <text:p>0,25084</text:p>
          </table:table-cell>
          <table:table-cell office:value-type="float" office:value="0.211088" calcext:value-type="float">
            <text:p>0,211088</text:p>
          </table:table-cell>
          <table:table-cell office:value-type="float" office:value="0.277429" calcext:value-type="float">
            <text:p>0,277429</text:p>
          </table:table-cell>
          <table:table-cell office:value-type="float" office:value="0.197484" calcext:value-type="float">
            <text:p>0,197484</text:p>
          </table:table-cell>
          <table:table-cell office:value-type="float" office:value="0.206086" calcext:value-type="float">
            <text:p>0,206086</text:p>
          </table:table-cell>
        </table:table-row>
        <table:table-row table:style-name="ro1">
          <table:table-cell office:value-type="float" office:value="0.203783" calcext:value-type="float">
            <text:p>0,203783</text:p>
          </table:table-cell>
          <table:table-cell office:value-type="float" office:value="0.177477" calcext:value-type="float">
            <text:p>0,177477</text:p>
          </table:table-cell>
          <table:table-cell office:value-type="float" office:value="0.246979" calcext:value-type="float">
            <text:p>0,246979</text:p>
          </table:table-cell>
          <table:table-cell office:value-type="float" office:value="0.214573" calcext:value-type="float">
            <text:p>0,214573</text:p>
          </table:table-cell>
          <table:table-cell office:value-type="float" office:value="0.257535" calcext:value-type="float">
            <text:p>0,257535</text:p>
          </table:table-cell>
        </table:table-row>
        <table:table-row table:style-name="ro1">
          <table:table-cell office:value-type="float" office:value="0.176427" calcext:value-type="float">
            <text:p>0,176427</text:p>
          </table:table-cell>
          <table:table-cell office:value-type="float" office:value="0.187218" calcext:value-type="float">
            <text:p>0,187218</text:p>
          </table:table-cell>
          <table:table-cell office:value-type="float" office:value="0.170175" calcext:value-type="float">
            <text:p>0,170175</text:p>
          </table:table-cell>
          <table:table-cell office:value-type="float" office:value="0.189282" calcext:value-type="float">
            <text:p>0,189282</text:p>
          </table:table-cell>
          <table:table-cell office:value-type="float" office:value="0.244258" calcext:value-type="float">
            <text:p>0,244258</text:p>
          </table:table-cell>
        </table:table-row>
        <table:table-row table:style-name="ro1">
          <table:table-cell office:value-type="float" office:value="0.326425" calcext:value-type="float">
            <text:p>0,326425</text:p>
          </table:table-cell>
          <table:table-cell office:value-type="float" office:value="0.199836" calcext:value-type="float">
            <text:p>0,199836</text:p>
          </table:table-cell>
          <table:table-cell office:value-type="float" office:value="0.143324" calcext:value-type="float">
            <text:p>0,143324</text:p>
          </table:table-cell>
          <table:table-cell office:value-type="float" office:value="0.225445" calcext:value-type="float">
            <text:p>0,225445</text:p>
          </table:table-cell>
          <table:table-cell office:value-type="float" office:value="0.238843" calcext:value-type="float">
            <text:p>0,238843</text:p>
          </table:table-cell>
        </table:table-row>
        <table:table-row table:style-name="ro1">
          <table:table-cell office:value-type="float" office:value="0.204903" calcext:value-type="float">
            <text:p>0,204903</text:p>
          </table:table-cell>
          <table:table-cell office:value-type="float" office:value="0.27907" calcext:value-type="float">
            <text:p>0,27907</text:p>
          </table:table-cell>
          <table:table-cell office:value-type="float" office:value="0.203003" calcext:value-type="float">
            <text:p>0,203003</text:p>
          </table:table-cell>
          <table:table-cell office:value-type="float" office:value="0.177667" calcext:value-type="float">
            <text:p>0,177667</text:p>
          </table:table-cell>
          <table:table-cell office:value-type="float" office:value="0.215713" calcext:value-type="float">
            <text:p>0,215713</text:p>
          </table:table-cell>
        </table:table-row>
        <table:table-row table:style-name="ro1">
          <table:table-cell office:value-type="float" office:value="0.252021" calcext:value-type="float">
            <text:p>0,252021</text:p>
          </table:table-cell>
          <table:table-cell office:value-type="float" office:value="0.238947" calcext:value-type="float">
            <text:p>0,238947</text:p>
          </table:table-cell>
          <table:table-cell office:value-type="float" office:value="0.21666" calcext:value-type="float">
            <text:p>0,21666</text:p>
          </table:table-cell>
          <table:table-cell office:value-type="float" office:value="0.294497" calcext:value-type="float">
            <text:p>0,294497</text:p>
          </table:table-cell>
          <table:table-cell office:value-type="float" office:value="0.1261" calcext:value-type="float">
            <text:p>0,1261</text:p>
          </table:table-cell>
        </table:table-row>
        <table:table-row table:style-name="ro1">
          <table:table-cell office:value-type="float" office:value="0.294566" calcext:value-type="float">
            <text:p>0,294566</text:p>
          </table:table-cell>
          <table:table-cell office:value-type="float" office:value="0.216791" calcext:value-type="float">
            <text:p>0,216791</text:p>
          </table:table-cell>
          <table:table-cell office:value-type="float" office:value="0.216176" calcext:value-type="float">
            <text:p>0,216176</text:p>
          </table:table-cell>
          <table:table-cell office:value-type="float" office:value="0.182514" calcext:value-type="float">
            <text:p>0,182514</text:p>
          </table:table-cell>
          <table:table-cell office:value-type="float" office:value="0.241838" calcext:value-type="float">
            <text:p>0,241838</text:p>
          </table:table-cell>
        </table:table-row>
        <table:table-row table:style-name="ro1">
          <table:table-cell office:value-type="float" office:value="0.24834" calcext:value-type="float">
            <text:p>0,24834</text:p>
          </table:table-cell>
          <table:table-cell office:value-type="float" office:value="0.257749" calcext:value-type="float">
            <text:p>0,257749</text:p>
          </table:table-cell>
          <table:table-cell office:value-type="float" office:value="0.234389" calcext:value-type="float">
            <text:p>0,234389</text:p>
          </table:table-cell>
          <table:table-cell office:value-type="float" office:value="0.213993" calcext:value-type="float">
            <text:p>0,213993</text:p>
          </table:table-cell>
          <table:table-cell office:value-type="float" office:value="0.230393" calcext:value-type="float">
            <text:p>0,230393</text:p>
          </table:table-cell>
        </table:table-row>
        <table:table-row table:style-name="ro1">
          <table:table-cell office:value-type="float" office:value="0.209864" calcext:value-type="float">
            <text:p>0,209864</text:p>
          </table:table-cell>
          <table:table-cell office:value-type="float" office:value="0.23938" calcext:value-type="float">
            <text:p>0,23938</text:p>
          </table:table-cell>
          <table:table-cell office:value-type="float" office:value="0.261813" calcext:value-type="float">
            <text:p>0,261813</text:p>
          </table:table-cell>
          <table:table-cell office:value-type="float" office:value="0.187376" calcext:value-type="float">
            <text:p>0,187376</text:p>
          </table:table-cell>
          <table:table-cell office:value-type="float" office:value="0.20185" calcext:value-type="float">
            <text:p>0,20185</text:p>
          </table:table-cell>
        </table:table-row>
        <table:table-row table:style-name="ro1">
          <table:table-cell office:value-type="float" office:value="0.097895" calcext:value-type="float">
            <text:p>0,097895</text:p>
          </table:table-cell>
          <table:table-cell office:value-type="float" office:value="0.079439" calcext:value-type="float">
            <text:p>0,079439</text:p>
          </table:table-cell>
          <table:table-cell office:value-type="float" office:value="0.139809" calcext:value-type="float">
            <text:p>0,139809</text:p>
          </table:table-cell>
          <table:table-cell office:value-type="float" office:value="0.210574" calcext:value-type="float">
            <text:p>0,210574</text:p>
          </table:table-cell>
          <table:table-cell office:value-type="float" office:value="0.220105" calcext:value-type="float">
            <text:p>0,220105</text:p>
          </table:table-cell>
        </table:table-row>
        <table:table-row table:style-name="ro1">
          <table:table-cell office:value-type="float" office:value="0.254812" calcext:value-type="float">
            <text:p>0,254812</text:p>
          </table:table-cell>
          <table:table-cell office:value-type="float" office:value="0.267138" calcext:value-type="float">
            <text:p>0,267138</text:p>
          </table:table-cell>
          <table:table-cell office:value-type="float" office:value="0.191363" calcext:value-type="float">
            <text:p>0,191363</text:p>
          </table:table-cell>
          <table:table-cell office:value-type="float" office:value="0.175449" calcext:value-type="float">
            <text:p>0,175449</text:p>
          </table:table-cell>
          <table:table-cell office:value-type="float" office:value="0.178809" calcext:value-type="float">
            <text:p>0,1788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6])" office:value-type="float" office:value="0.227552666666667" calcext:value-type="float">
            <text:p>0,2275526667</text:p>
          </table:table-cell>
          <table:table-cell table:formula="of:=AVERAGE([.B2:.B16])" office:value-type="float" office:value="0.213304866666667" calcext:value-type="float">
            <text:p>0,2133048667</text:p>
          </table:table-cell>
          <table:table-cell table:formula="of:=AVERAGE([.C2:.C16])" office:value-type="float" office:value="0.2008454" calcext:value-type="float">
            <text:p>0,2008454</text:p>
          </table:table-cell>
          <table:table-cell table:formula="of:=AVERAGE([.D2:.D16])" office:value-type="float" office:value="0.2096832" calcext:value-type="float">
            <text:p>0,2096832</text:p>
          </table:table-cell>
          <table:table-cell table:formula="of:=AVERAGE([.E2:.E16])" office:value-type="float" office:value="0.220645733333333" calcext:value-type="float">
            <text:p>0,2206457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e </meta:initial-creator>
    <meta:creation-date>2016-11-10T10:33:48.038829494</meta:creation-date>
    <dc:date>2016-11-10T10:48:08.333798880</dc:date>
    <dc:creator>Note </dc:creator>
    <meta:editing-duration>PT6M14S</meta:editing-duration>
    <meta:editing-cycles>2</meta:editing-cycles>
    <meta:generator>LibreOffice/4.2.8.2$Linux_X86_64 LibreOffice_project/420m0$Build-2</meta:generator>
    <meta:document-statistic meta:table-count="2" meta:cell-count="1286" meta:object-count="0"/>
  </office:meta>
</office:document-meta>
</file>